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reguntas">
        <table:table-row>
          <table:table-cell office:value-type="string">
            <text:p>id</text:p>
          </table:table-cell>
          <table:table-cell office:value-type="string">
            <text:p>pregunta</text:p>
          </table:table-cell>
          <table:table-cell office:value-type="string">
            <text:p>correcta</text:p>
          </table:table-cell>
          <table:table-cell office:value-type="string">
            <text:p>falsa1</text:p>
          </table:table-cell>
          <table:table-cell office:value-type="string">
            <text:p>falsa2</text:p>
          </table:table-cell>
          <table:table-cell office:value-type="string">
            <text:p>updated_at</text:p>
          </table:table-cell>
          <table:table-cell office:value-type="string">
            <text:p>created_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n el lenguaje de chat, ¿cuál de estas opciones suele significar "reírse a carcajadas"?</text:p>
          </table:table-cell>
          <table:table-cell office:value-type="string">
            <text:p>LOL</text:p>
          </table:table-cell>
          <table:table-cell office:value-type="string">
            <text:p>OMG</text:p>
          </table:table-cell>
          <table:table-cell office:value-type="string">
            <text:p>WTF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¿Qué presidente argentino dijo la frase "gobernar es fácil, lo difícil es conducir"?</text:p>
          </table:table-cell>
          <table:table-cell office:value-type="string">
            <text:p>Juan Domingo Perón</text:p>
          </table:table-cell>
          <table:table-cell office:value-type="string">
            <text:p>Néstor Kirchner</text:p>
          </table:table-cell>
          <table:table-cell office:value-type="string">
            <text:p>Mauricio Macr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¿Cuál es el nombre de pila del ex técnico de la selección argentina "El Loco" Bielsa?</text:p>
          </table:table-cell>
          <table:table-cell office:value-type="string">
            <text:p>Marcelo</text:p>
          </table:table-cell>
          <table:table-cell office:value-type="string">
            <text:p>Eduardo</text:p>
          </table:table-cell>
          <table:table-cell office:value-type="string">
            <text:p>Jorg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¿A qué prócer argentino pertenece la frase "serás lo que debas ser o no serás nada"?</text:p>
          </table:table-cell>
          <table:table-cell office:value-type="string">
            <text:p>San Martín</text:p>
          </table:table-cell>
          <table:table-cell office:value-type="string">
            <text:p>Belgrano</text:p>
          </table:table-cell>
          <table:table-cell office:value-type="string">
            <text:p>Sarmien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¿Con qué color se asocia popularmente al periodismo sensacionalista?</text:p>
          </table:table-cell>
          <table:table-cell office:value-type="string">
            <text:p>Amarillo</text:p>
          </table:table-cell>
          <table:table-cell office:value-type="string">
            <text:p>Rojo</text:p>
          </table:table-cell>
          <table:table-cell office:value-type="string">
            <text:p>Ver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n el lenguaje de las redes sociales, ¿cuántos seguidores son "1K"?</text:p>
          </table:table-cell>
          <table:table-cell office:value-type="string">
            <text:p>1.000</text:p>
          </table:table-cell>
          <table:table-cell office:value-type="string">
            <text:p>10.000</text:p>
          </table:table-cell>
          <table:table-cell office:value-type="string">
            <text:p>100.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¿Cuál era el nombre de pila de Karadagián, el recordado luchador profesional de Titanes en el Ring?</text:p>
          </table:table-cell>
          <table:table-cell office:value-type="string">
            <text:p>Martín</text:p>
          </table:table-cell>
          <table:table-cell office:value-type="string">
            <text:p>Juan</text:p>
          </table:table-cell>
          <table:table-cell office:value-type="string">
            <text:p>Carl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¿Cómo comienza la canción patria conocida como "Aurora"?</text:p>
          </table:table-cell>
          <table:table-cell office:value-type="string">
            <text:p>Alta en el cielo</text:p>
          </table:table-cell>
          <table:table-cell office:value-type="string">
            <text:p>Bajo el sol</text:p>
          </table:table-cell>
          <table:table-cell office:value-type="string">
            <text:p>Por siempre libr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¿Cuál es el nombre del director y dramaturgo Muscari?</text:p>
          </table:table-cell>
          <table:table-cell office:value-type="string">
            <text:p>José María</text:p>
          </table:table-cell>
          <table:table-cell office:value-type="string">
            <text:p>Juan Carlos</text:p>
          </table:table-cell>
          <table:table-cell office:value-type="string">
            <text:p>Miguel Ánge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En la popular canción de María Elena Walsh, ¿de qué material es la tetera?</text:p>
          </table:table-cell>
          <table:table-cell office:value-type="string">
            <text:p>Porcelana</text:p>
          </table:table-cell>
          <table:table-cell office:value-type="string">
            <text:p>Plata</text:p>
          </table:table-cell>
          <table:table-cell office:value-type="string">
            <text:p>Bronc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¿En el escudo nacional de qué país sudamericano se lee la frase "Por la razón o la fuerza"?</text:p>
          </table:table-cell>
          <table:table-cell office:value-type="string">
            <text:p>Chile</text:p>
          </table:table-cell>
          <table:table-cell office:value-type="string">
            <text:p>Argentina</text:p>
          </table:table-cell>
          <table:table-cell office:value-type="string">
            <text:p>Perú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¿Cuál es el nombre del caballo del Zorro en la famosa serie televisiva?</text:p>
          </table:table-cell>
          <table:table-cell office:value-type="string">
            <text:p>Tornado</text:p>
          </table:table-cell>
          <table:table-cell office:value-type="string">
            <text:p>Plata</text:p>
          </table:table-cell>
          <table:table-cell office:value-type="string">
            <text:p>True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¿De qué país es originalmente el "origami"?</text:p>
          </table:table-cell>
          <table:table-cell office:value-type="string">
            <text:p>Japón</text:p>
          </table:table-cell>
          <table:table-cell office:value-type="string">
            <text:p>China</text:p>
          </table:table-cell>
          <table:table-cell office:value-type="string">
            <text:p>Corea del S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¿En qué plaza de la Argentina se encuentra la "Floralis Genérica"?</text:p>
          </table:table-cell>
          <table:table-cell office:value-type="string">
            <text:p>Plaza de las Naciones Unidas</text:p>
          </table:table-cell>
          <table:table-cell office:value-type="string">
            <text:p>Plaza de Mayo</text:p>
          </table:table-cell>
          <table:table-cell office:value-type="string">
            <text:p>Plaza San Martí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¿A qué órgano del cuerpo afecta el glaucoma?</text:p>
          </table:table-cell>
          <table:table-cell office:value-type="string">
            <text:p>Ojos</text:p>
          </table:table-cell>
          <table:table-cell office:value-type="string">
            <text:p>Corazón</text:p>
          </table:table-cell>
          <table:table-cell office:value-type="string">
            <text:p>Pulmon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¿Qué actor interpretaba al Señor Barriga en la serie televisiva "El Chavo del 8"?</text:p>
          </table:table-cell>
          <table:table-cell office:value-type="string">
            <text:p>Édgar Vivar</text:p>
          </table:table-cell>
          <table:table-cell office:value-type="string">
            <text:p>Carlos Villagrán</text:p>
          </table:table-cell>
          <table:table-cell office:value-type="string">
            <text:p>Ramón Valdé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¿A qué ciudad costera se le llama "La Perla del Atlántico"?</text:p>
          </table:table-cell>
          <table:table-cell office:value-type="string">
            <text:p>Mar del Plata</text:p>
          </table:table-cell>
          <table:table-cell office:value-type="string">
            <text:p>Mar del Sur</text:p>
          </table:table-cell>
          <table:table-cell office:value-type="string">
            <text:p>Mar del Nor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En su vestimenta habitual, ¿cuál de estos dibujos animados no usa pantalones?</text:p>
          </table:table-cell>
          <table:table-cell office:value-type="string">
            <text:p>Pato Donald</text:p>
          </table:table-cell>
          <table:table-cell office:value-type="string">
            <text:p>Mickey Mouse</text:p>
          </table:table-cell>
          <table:table-cell office:value-type="string">
            <text:p>Bugs Bunn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¿De qué forma falleció Jorge Newbery, uno de los pioneros de la aviación argentina?</text:p>
          </table:table-cell>
          <table:table-cell office:value-type="string">
            <text:p>En un accidente aéreo</text:p>
          </table:table-cell>
          <table:table-cell office:value-type="string">
            <text:p>Enfermedad</text:p>
          </table:table-cell>
          <table:table-cell office:value-type="string">
            <text:p>Asesina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¿Cuál es la base de la típica paella?</text:p>
          </table:table-cell>
          <table:table-cell office:value-type="string">
            <text:p>Arroz</text:p>
          </table:table-cell>
          <table:table-cell office:value-type="string">
            <text:p>Pasta</text:p>
          </table:table-cell>
          <table:table-cell office:value-type="string">
            <text:p>Pap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¿En qué localidad de la provincia de Buenos Aires se encuentra la residencia oficial de verano del presidente de la Nación?</text:p>
          </table:table-cell>
          <table:table-cell office:value-type="string">
            <text:p>Chapadmalal</text:p>
          </table:table-cell>
          <table:table-cell office:value-type="string">
            <text:p>Mar del Plata</text:p>
          </table:table-cell>
          <table:table-cell office:value-type="string">
            <text:p>Pinam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¿Con qué provincia están estrechamente relacionados los hermanos Rodríguez Saá?</text:p>
          </table:table-cell>
          <table:table-cell office:value-type="string">
            <text:p>San Luis</text:p>
          </table:table-cell>
          <table:table-cell office:value-type="string">
            <text:p>Córdoba</text:p>
          </table:table-cell>
          <table:table-cell office:value-type="string">
            <text:p>Mendoz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¿Cuál de estos signos del zodíaco suele representarse con la imagen de una balanza?</text:p>
          </table:table-cell>
          <table:table-cell office:value-type="string">
            <text:p>Libra</text:p>
          </table:table-cell>
          <table:table-cell office:value-type="string">
            <text:p>Aries</text:p>
          </table:table-cell>
          <table:table-cell office:value-type="string">
            <text:p>Gémini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¿En qué país se originó el famoso Cirque du Soleil?</text:p>
          </table:table-cell>
          <table:table-cell office:value-type="string">
            <text:p>Canadá</text:p>
          </table:table-cell>
          <table:table-cell office:value-type="string">
            <text:p>Francia</text:p>
          </table:table-cell>
          <table:table-cell office:value-type="string">
            <text:p>Estados Uni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¿Cómo se llama la vía de navegación artificial situada en Egipto que une el Mar Mediterráneo con el Mar Rojo?</text:p>
          </table:table-cell>
          <table:table-cell office:value-type="string">
            <text:p>Canal de Suez</text:p>
          </table:table-cell>
          <table:table-cell office:value-type="string">
            <text:p>Canal de Panamá</text:p>
          </table:table-cell>
          <table:table-cell office:value-type="string">
            <text:p>Canal de Gibralt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¿Quién escribió la novela "Juguete Rabioso"?</text:p>
          </table:table-cell>
          <table:table-cell office:value-type="string">
            <text:p>Roberto Arlt</text:p>
          </table:table-cell>
          <table:table-cell office:value-type="string">
            <text:p>Julio Cortázar</text:p>
          </table:table-cell>
          <table:table-cell office:value-type="string">
            <text:p>Jorge Luis Borg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¿Cómo se llama la importante ciudad peruana que se encuentra cercana a Machu Picchu?</text:p>
          </table:table-cell>
          <table:table-cell office:value-type="string">
            <text:p>Cuzco</text:p>
          </table:table-cell>
          <table:table-cell office:value-type="string">
            <text:p>Lima</text:p>
          </table:table-cell>
          <table:table-cell office:value-type="string">
            <text:p>Arequip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¿A qué edad falleció el cantante Rodrigo Bueno?</text:p>
          </table:table-cell>
          <table:table-cell office:value-type="string">
            <text:p>27 años</text:p>
          </table:table-cell>
          <table:table-cell office:value-type="string">
            <text:p>32 años</text:p>
          </table:table-cell>
          <table:table-cell office:value-type="string">
            <text:p>40 añ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¿En qué actual país nació el recordado conductor televisivo Ante Garmaz?</text:p>
          </table:table-cell>
          <table:table-cell office:value-type="string">
            <text:p>Croacia</text:p>
          </table:table-cell>
          <table:table-cell office:value-type="string">
            <text:p>Serbia</text:p>
          </table:table-cell>
          <table:table-cell office:value-type="string">
            <text:p>Esloven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¿Quién era presidente de Argentina cuando se adquirió el avión presidencial "Tango 01"?</text:p>
          </table:table-cell>
          <table:table-cell office:value-type="string">
            <text:p>Carlos Menem</text:p>
          </table:table-cell>
          <table:table-cell office:value-type="string">
            <text:p>Fernando de la Rúa</text:p>
          </table:table-cell>
          <table:table-cell office:value-type="string">
            <text:p>Néstor Kirchn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¿De qué equipo de fútbol es hincha el Papa Francisco?</text:p>
          </table:table-cell>
          <table:table-cell office:value-type="string">
            <text:p>San Lorenzo</text:p>
          </table:table-cell>
          <table:table-cell office:value-type="string">
            <text:p>Boca Juniors</text:p>
          </table:table-cell>
          <table:table-cell office:value-type="string">
            <text:p>River Pla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¿Qué relación de parentesco tiene Diego Torres con la actriz y cantante Ángela Torres?</text:p>
          </table:table-cell>
          <table:table-cell office:value-type="string">
            <text:p>Tío y sobrina</text:p>
          </table:table-cell>
          <table:table-cell office:value-type="string">
            <text:p>Padre e hija</text:p>
          </table:table-cell>
          <table:table-cell office:value-type="string">
            <text:p>Herman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¿En qué actividad se destacó René Lavand?</text:p>
          </table:table-cell>
          <table:table-cell office:value-type="string">
            <text:p>En la magia</text:p>
          </table:table-cell>
          <table:table-cell office:value-type="string">
            <text:p>En el deporte</text:p>
          </table:table-cell>
          <table:table-cell office:value-type="string">
            <text:p>En la mús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¿Con qué nombre se conoce popularmente al maíz utilizado para hacer pochoclo?</text:p>
          </table:table-cell>
          <table:table-cell office:value-type="string">
            <text:p>Maíz pisingallo</text:p>
          </table:table-cell>
          <table:table-cell office:value-type="string">
            <text:p>Maíz morado</text:p>
          </table:table-cell>
          <table:table-cell office:value-type="string">
            <text:p>Maíz dulc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¿De cuánta plata hablo si digo una "luca"?</text:p>
          </table:table-cell>
          <table:table-cell office:value-type="string">
            <text:p>Mil pesos</text:p>
          </table:table-cell>
          <table:table-cell office:value-type="string">
            <text:p>Cien pesos</text:p>
          </table:table-cell>
          <table:table-cell office:value-type="string">
            <text:p>Diez pes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El vino torrontés, ¿es un vino blanco o un vino tinto?</text:p>
          </table:table-cell>
          <table:table-cell office:value-type="string">
            <text:p>Vino blanco</text:p>
          </table:table-cell>
          <table:table-cell office:value-type="string">
            <text:p>Vino tinto</text:p>
          </table:table-cell>
          <table:table-cell office:value-type="string">
            <text:p>Vino ros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¿A qué hace alusión la palabra en lunfardo "gasolero"?</text:p>
          </table:table-cell>
          <table:table-cell office:value-type="string">
            <text:p>Cuida su economía</text:p>
          </table:table-cell>
          <table:table-cell office:value-type="string">
            <text:p>Es una persona graciosa</text:p>
          </table:table-cell>
          <table:table-cell office:value-type="string">
            <text:p>Le gusta el fútbo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¿Qué famosa cantante y actriz interpretó a Eva Perón en la película "Evita", dirigida por Alan Parker?</text:p>
          </table:table-cell>
          <table:table-cell office:value-type="string">
            <text:p>Madonna</text:p>
          </table:table-cell>
          <table:table-cell office:value-type="string">
            <text:p>Meryl Streep</text:p>
          </table:table-cell>
          <table:table-cell office:value-type="string">
            <text:p>Nicole Kidm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¿Quién hizo la tapa de la primera edición de la revista Playboy?</text:p>
          </table:table-cell>
          <table:table-cell office:value-type="string">
            <text:p>Marilyn Monroe</text:p>
          </table:table-cell>
          <table:table-cell office:value-type="string">
            <text:p>Hugh Hefner</text:p>
          </table:table-cell>
          <table:table-cell office:value-type="string">
            <text:p>Cindy Crawfor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¿Qué significa tener una relación epistolar con alguien?</text:p>
          </table:table-cell>
          <table:table-cell office:value-type="string">
            <text:p>Que se comunican por carta</text:p>
          </table:table-cell>
          <table:table-cell office:value-type="string">
            <text:p>Que se comunican por teléfono</text:p>
          </table:table-cell>
          <table:table-cell office:value-type="string">
            <text:p>Que se comunican por ema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En el famoso dibujo animado, ¿cómo se llama el gato que intenta siempre atrapar a Tweety?</text:p>
          </table:table-cell>
          <table:table-cell office:value-type="string">
            <text:p>Silvestre</text:p>
          </table:table-cell>
          <table:table-cell office:value-type="string">
            <text:p>Tom</text:p>
          </table:table-cell>
          <table:table-cell office:value-type="string">
            <text:p>Garfiel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¿En qué deporte las conversiones se cuentan como doble, triple y tiro libre?</text:p>
          </table:table-cell>
          <table:table-cell office:value-type="string">
            <text:p>Básquet</text:p>
          </table:table-cell>
          <table:table-cell office:value-type="string">
            <text:p>Fútbol</text:p>
          </table:table-cell>
          <table:table-cell office:value-type="string">
            <text:p>Teni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¿Cuántos son los "chanchitos" que escapan del lobo en el famoso cuento infantil?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¿En la intersección de la "9 de Julio" con qué otra avenida está el Obelisco?</text:p>
          </table:table-cell>
          <table:table-cell office:value-type="string">
            <text:p>Corrientes</text:p>
          </table:table-cell>
          <table:table-cell office:value-type="string">
            <text:p>Avenida de Mayo</text:p>
          </table:table-cell>
          <table:table-cell office:value-type="string">
            <text:p>Santa F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¿De qué ministerio depende la Prefectura Naval Argentina?</text:p>
          </table:table-cell>
          <table:table-cell office:value-type="string">
            <text:p>Ministerio de Seguridad</text:p>
          </table:table-cell>
          <table:table-cell office:value-type="string">
            <text:p>Ministerio de Defensa</text:p>
          </table:table-cell>
          <table:table-cell office:value-type="string">
            <text:p>Ministerio de Interio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¿Qué mítico edificio de Nueva York escaló King-Kong en su película original?</text:p>
          </table:table-cell>
          <table:table-cell office:value-type="string">
            <text:p>El Empire State</text:p>
          </table:table-cell>
          <table:table-cell office:value-type="string">
            <text:p>El Edificio Chrysler</text:p>
          </table:table-cell>
          <table:table-cell office:value-type="string">
            <text:p>La Estatua de la Liberta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¿Con qué nombre se conoce a la típica danza realizada por los All Blacks antes de cada partido?</text:p>
          </table:table-cell>
          <table:table-cell office:value-type="string">
            <text:p>Haka</text:p>
          </table:table-cell>
          <table:table-cell office:value-type="string">
            <text:p>Samba</text:p>
          </table:table-cell>
          <table:table-cell office:value-type="string">
            <text:p>Flamen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En la popular novela, ¿contra qué estructuras lucha Don Quijote?</text:p>
          </table:table-cell>
          <table:table-cell office:value-type="string">
            <text:p>Molinos de viento</text:p>
          </table:table-cell>
          <table:table-cell office:value-type="string">
            <text:p>Gigantes</text:p>
          </table:table-cell>
          <table:table-cell office:value-type="string">
            <text:p>Dragon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¿Quién fue el técnico de la selección argentina durante el Mundial de Brasil 2014?</text:p>
          </table:table-cell>
          <table:table-cell office:value-type="string">
            <text:p>Alejandro Sabella</text:p>
          </table:table-cell>
          <table:table-cell office:value-type="string">
            <text:p>Diego Maradona</text:p>
          </table:table-cell>
          <table:table-cell office:value-type="string">
            <text:p>Lionel Mess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¿De qué ciudad del conurbano es intendente el cocinero Martiniano Molina?</text:p>
          </table:table-cell>
          <table:table-cell office:value-type="string">
            <text:p>Quilmes</text:p>
          </table:table-cell>
          <table:table-cell office:value-type="string">
            <text:p>La Matanza</text:p>
          </table:table-cell>
          <table:table-cell office:value-type="string">
            <text:p>Avellane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¿Qué personaje de Chespirito toma la pastilla de "Chiquitolina"?</text:p>
          </table:table-cell>
          <table:table-cell office:value-type="string">
            <text:p>El Chapulín Colorado</text:p>
          </table:table-cell>
          <table:table-cell office:value-type="string">
            <text:p>El Chavo del Ocho</text:p>
          </table:table-cell>
          <table:table-cell office:value-type="string">
            <text:p>Don Ram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¿En qué provincia argentina se encuentra el Parque Nacional Talampaya?</text:p>
          </table:table-cell>
          <table:table-cell office:value-type="string">
            <text:p>La Rioja</text:p>
          </table:table-cell>
          <table:table-cell office:value-type="string">
            <text:p>Salta</text:p>
          </table:table-cell>
          <table:table-cell office:value-type="string">
            <text:p>Mendoz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egún los números de la quiniela, ¿qué es el 48?</text:p>
          </table:table-cell>
          <table:table-cell office:value-type="string">
            <text:p>El muerto que habla</text:p>
          </table:table-cell>
          <table:table-cell office:value-type="string">
            <text:p>El perro</text:p>
          </table:table-cell>
          <table:table-cell office:value-type="string">
            <text:p>La lluv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¿Con quién compartió fórmula presidencial Carlos Menem en las elecciones de 1989?</text:p>
          </table:table-cell>
          <table:table-cell office:value-type="string">
            <text:p>Eduardo Duhalde</text:p>
          </table:table-cell>
          <table:table-cell office:value-type="string">
            <text:p>Fernando De la Rúa</text:p>
          </table:table-cell>
          <table:table-cell office:value-type="string">
            <text:p>Domingo Cavall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¿Quién fue el candidato por el Frente para la Victoria en las elecciones a gobernador por la Provincia de Buenos Aires en 2015?</text:p>
          </table:table-cell>
          <table:table-cell office:value-type="string">
            <text:p>Aníbal Fernández</text:p>
          </table:table-cell>
          <table:table-cell office:value-type="string">
            <text:p>Daniel Scioli</text:p>
          </table:table-cell>
          <table:table-cell office:value-type="string">
            <text:p>María Eugenia Vid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¿Qué es un quelode?</text:p>
          </table:table-cell>
          <table:table-cell office:value-type="string">
            <text:p>Un tipo de cicatriz</text:p>
          </table:table-cell>
          <table:table-cell office:value-type="string">
            <text:p>Un tipo de fruta</text:p>
          </table:table-cell>
          <table:table-cell office:value-type="string">
            <text:p>Un tipo de p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¿Por su labor en qué película ganó el Oscar como mejor actor Leonardo DiCaprio?</text:p>
          </table:table-cell>
          <table:table-cell office:value-type="string">
            <text:p>El Renacido</text:p>
          </table:table-cell>
          <table:table-cell office:value-type="string">
            <text:p>El Gran Gatsby</text:p>
          </table:table-cell>
          <table:table-cell office:value-type="string">
            <text:p>Incepti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¿A qué dibujos animados pertenecen los personajes Pierre "Pier" Nodoyuna, Patán y Penélope Glamour?</text:p>
          </table:table-cell>
          <table:table-cell office:value-type="string">
            <text:p>Los Autos Locos</text:p>
          </table:table-cell>
          <table:table-cell office:value-type="string">
            <text:p>Los Picapiedra</text:p>
          </table:table-cell>
          <table:table-cell office:value-type="string">
            <text:p>Los Simps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¿Qué discapacidad tenía el músico Ray Charles?</text:p>
          </table:table-cell>
          <table:table-cell office:value-type="string">
            <text:p>No podía ver</text:p>
          </table:table-cell>
          <table:table-cell office:value-type="string">
            <text:p>No podía oír</text:p>
          </table:table-cell>
          <table:table-cell office:value-type="string">
            <text:p>No podía habl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¿Con qué país está asociada la mafia conocida como "Los Yakuza"?</text:p>
          </table:table-cell>
          <table:table-cell office:value-type="string">
            <text:p>Japón</text:p>
          </table:table-cell>
          <table:table-cell office:value-type="string">
            <text:p>Italia</text:p>
          </table:table-cell>
          <table:table-cell office:value-type="string">
            <text:p>Estados Uni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¿Quién era presidente cuando el diputado Martín Lousteau fue ministro de Economía?</text:p>
          </table:table-cell>
          <table:table-cell office:value-type="string">
            <text:p>Cristina Fernández</text:p>
          </table:table-cell>
          <table:table-cell office:value-type="string">
            <text:p>Mauricio Macri</text:p>
          </table:table-cell>
          <table:table-cell office:value-type="string">
            <text:p>Néstor Kirchn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¿En qué ciudad colombiana nació la cantante "Shakira"?</text:p>
          </table:table-cell>
          <table:table-cell office:value-type="string">
            <text:p>En Barranquilla</text:p>
          </table:table-cell>
          <table:table-cell office:value-type="string">
            <text:p>En Medellín</text:p>
          </table:table-cell>
          <table:table-cell office:value-type="string">
            <text:p>En Bogotá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¿En qué continente se encuentra el río Éufrates?</text:p>
          </table:table-cell>
          <table:table-cell office:value-type="string">
            <text:p>Asia</text:p>
          </table:table-cell>
          <table:table-cell office:value-type="string">
            <text:p>Europa</text:p>
          </table:table-cell>
          <table:table-cell office:value-type="string">
            <text:p>Áfr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¿Quién protagonizó la serie televisiva sobre una corredora de autos que se llamaba "Carola Casini"?</text:p>
          </table:table-cell>
          <table:table-cell office:value-type="string">
            <text:p>Araceli González</text:p>
          </table:table-cell>
          <table:table-cell office:value-type="string">
            <text:p>Florencia Peña</text:p>
          </table:table-cell>
          <table:table-cell office:value-type="string">
            <text:p>Nancy Duplá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¿Cuál es el continente con mayor cantidad de habitantes?</text:p>
          </table:table-cell>
          <table:table-cell office:value-type="string">
            <text:p>Asia</text:p>
          </table:table-cell>
          <table:table-cell office:value-type="string">
            <text:p>África</text:p>
          </table:table-cell>
          <table:table-cell office:value-type="string">
            <text:p>Europ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¿Sobre qué tema tratan las "Leyes de Mendel"?</text:p>
          </table:table-cell>
          <table:table-cell office:value-type="string">
            <text:p>Herencia genética</text:p>
          </table:table-cell>
          <table:table-cell office:value-type="string">
            <text:p>Astronomía</text:p>
          </table:table-cell>
          <table:table-cell office:value-type="string">
            <text:p>Geologí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¿De qué club de fútbol cordobés era hincha el "Potro" Rodrigo?</text:p>
          </table:table-cell>
          <table:table-cell office:value-type="string">
            <text:p>De Belgrano</text:p>
          </table:table-cell>
          <table:table-cell office:value-type="string">
            <text:p>De Talleres</text:p>
          </table:table-cell>
          <table:table-cell office:value-type="string">
            <text:p>De Institu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¿De qué género musical fue uno de los mayores exponentes B. B. King?</text:p>
          </table:table-cell>
          <table:table-cell office:value-type="string">
            <text:p>Blues</text:p>
          </table:table-cell>
          <table:table-cell office:value-type="string">
            <text:p>Jazz</text:p>
          </table:table-cell>
          <table:table-cell office:value-type="string">
            <text:p>Rock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¿Cerca de qué océano se encuentra la falla de San Andrés?</text:p>
          </table:table-cell>
          <table:table-cell office:value-type="string">
            <text:p>Pacífico</text:p>
          </table:table-cell>
          <table:table-cell office:value-type="string">
            <text:p>Atlántico</text:p>
          </table:table-cell>
          <table:table-cell office:value-type="string">
            <text:p>Índ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¿Cuál era el nombre de pila del "Negro" Fontanarrosa?</text:p>
          </table:table-cell>
          <table:table-cell office:value-type="string">
            <text:p>Roberto</text:p>
          </table:table-cell>
          <table:table-cell office:value-type="string">
            <text:p>Ricardo</text:p>
          </table:table-cell>
          <table:table-cell office:value-type="string">
            <text:p>Ram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¿A qué fruta llaman "Melancia" en Brasil?</text:p>
          </table:table-cell>
          <table:table-cell office:value-type="string">
            <text:p>Sandía</text:p>
          </table:table-cell>
          <table:table-cell office:value-type="string">
            <text:p>Naranja</text:p>
          </table:table-cell>
          <table:table-cell office:value-type="string">
            <text:p>Pláta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¿En qué museo se encuentra "La Venus de Milo"?</text:p>
          </table:table-cell>
          <table:table-cell office:value-type="string">
            <text:p>Museo del Louvre</text:p>
          </table:table-cell>
          <table:table-cell office:value-type="string">
            <text:p>Museo Británico</text:p>
          </table:table-cell>
          <table:table-cell office:value-type="string">
            <text:p>Museo del Pr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¿En qué provincia del sur argentino se encuentra la ciudad de Río Grande?</text:p>
          </table:table-cell>
          <table:table-cell office:value-type="string">
            <text:p>Tierra del Fuego</text:p>
          </table:table-cell>
          <table:table-cell office:value-type="string">
            <text:p>Chubut</text:p>
          </table:table-cell>
          <table:table-cell office:value-type="string">
            <text:p>Santa Cru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¿A qué hace referencia la acción de "acicalarse"?</text:p>
          </table:table-cell>
          <table:table-cell office:value-type="string">
            <text:p>A limpiarse</text:p>
          </table:table-cell>
          <table:table-cell office:value-type="string">
            <text:p>A peinarse</text:p>
          </table:table-cell>
          <table:table-cell office:value-type="string">
            <text:p>A vestirs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¿Cuál es el tipo de célula que no tiene un núcleo definido?</text:p>
          </table:table-cell>
          <table:table-cell office:value-type="string">
            <text:p>Procariota</text:p>
          </table:table-cell>
          <table:table-cell office:value-type="string">
            <text:p>Eucariota</text:p>
          </table:table-cell>
          <table:table-cell office:value-type="string">
            <text:p>Bacteria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En la película "Volver al Futuro", ¿qué le decían al personaje Marty McFly que lo hacía reaccionar?</text:p>
          </table:table-cell>
          <table:table-cell office:value-type="string">
            <text:p>Gallina</text:p>
          </table:table-cell>
          <table:table-cell office:value-type="string">
            <text:p>Estúpido</text:p>
          </table:table-cell>
          <table:table-cell office:value-type="string">
            <text:p>Cobar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¿Qué partido político lidera el presidente de Bolivia, Evo Morales?</text:p>
          </table:table-cell>
          <table:table-cell office:value-type="string">
            <text:p>Movimiento al Socialismo</text:p>
          </table:table-cell>
          <table:table-cell office:value-type="string">
            <text:p>Acción Democrática</text:p>
          </table:table-cell>
          <table:table-cell office:value-type="string">
            <text:p>Partido Revolucionari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¿Quién fue el técnico de la selección argentina en el Mundial de Corea-Japón del año 2002?</text:p>
          </table:table-cell>
          <table:table-cell office:value-type="string">
            <text:p>Marcelo Bielsa</text:p>
          </table:table-cell>
          <table:table-cell office:value-type="string">
            <text:p>Carlos Bianchi</text:p>
          </table:table-cell>
          <table:table-cell office:value-type="string">
            <text:p>José Pékerm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¿A qué tenista argentino se le adjudica haber inventado la jugada llamada "Gran Willy"?</text:p>
          </table:table-cell>
          <table:table-cell office:value-type="string">
            <text:p>Guillermo Vilas</text:p>
          </table:table-cell>
          <table:table-cell office:value-type="string">
            <text:p>Juan Martín del Potro</text:p>
          </table:table-cell>
          <table:table-cell office:value-type="string">
            <text:p>David Nalbandi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¿Cuál es el antónimo de utopía?</text:p>
          </table:table-cell>
          <table:table-cell office:value-type="string">
            <text:p>Distopía</text:p>
          </table:table-cell>
          <table:table-cell office:value-type="string">
            <text:p>Realidad</text:p>
          </table:table-cell>
          <table:table-cell office:value-type="string">
            <text:p>Fantasí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¿Con qué nombre se autodenominó el golpe de estado que derrocó a Perón en 1955?</text:p>
          </table:table-cell>
          <table:table-cell office:value-type="string">
            <text:p>Revolución Libertadora</text:p>
          </table:table-cell>
          <table:table-cell office:value-type="string">
            <text:p>Revolución Popular</text:p>
          </table:table-cell>
          <table:table-cell office:value-type="string">
            <text:p>Revolución Nacion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¿En qué país nació el famoso cantante Luis Fonsi?</text:p>
          </table:table-cell>
          <table:table-cell office:value-type="string">
            <text:p>Puerto Rico</text:p>
          </table:table-cell>
          <table:table-cell office:value-type="string">
            <text:p>República Dominicana</text:p>
          </table:table-cell>
          <table:table-cell office:value-type="string">
            <text:p>Méx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¿Qué es la culebrilla?</text:p>
          </table:table-cell>
          <table:table-cell office:value-type="string">
            <text:p>Una enfermedad de la piel</text:p>
          </table:table-cell>
          <table:table-cell office:value-type="string">
            <text:p>Un reptil</text:p>
          </table:table-cell>
          <table:table-cell office:value-type="string">
            <text:p>Una danz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¿De qué país fue reina María Antonieta?</text:p>
          </table:table-cell>
          <table:table-cell office:value-type="string">
            <text:p>Francia</text:p>
          </table:table-cell>
          <table:table-cell office:value-type="string">
            <text:p>España</text:p>
          </table:table-cell>
          <table:table-cell office:value-type="string">
            <text:p>Inglater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¿Cuántas provincias argentinas tienen costas sobre el mar?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¿Cuál es el nombre de pila del "Muñeco" Mateyco?</text:p>
          </table:table-cell>
          <table:table-cell office:value-type="string">
            <text:p>Juan Alberto</text:p>
          </table:table-cell>
          <table:table-cell office:value-type="string">
            <text:p>Carlos</text:p>
          </table:table-cell>
          <table:table-cell office:value-type="string">
            <text:p>Rober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¿Con qué animal se suele comparar a una persona que escupe?</text:p>
          </table:table-cell>
          <table:table-cell office:value-type="string">
            <text:p>Guanaco</text:p>
          </table:table-cell>
          <table:table-cell office:value-type="string">
            <text:p>Llama</text:p>
          </table:table-cell>
          <table:table-cell office:value-type="string">
            <text:p>Le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¿A qué cantante de tango le decían "El Zorzal Criollo"?</text:p>
          </table:table-cell>
          <table:table-cell office:value-type="string">
            <text:p>Carlos Gardel</text:p>
          </table:table-cell>
          <table:table-cell office:value-type="string">
            <text:p>Astor Piazzolla</text:p>
          </table:table-cell>
          <table:table-cell office:value-type="string">
            <text:p>Juan D'Arienz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¿Cuál es la capital de India?</text:p>
          </table:table-cell>
          <table:table-cell office:value-type="string">
            <text:p>Nueva Delhi</text:p>
          </table:table-cell>
          <table:table-cell office:value-type="string">
            <text:p>Bombay</text:p>
          </table:table-cell>
          <table:table-cell office:value-type="string">
            <text:p>Calcu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¿En qué parte de la casa se encuentra generalmente el zaguán?</text:p>
          </table:table-cell>
          <table:table-cell office:value-type="string">
            <text:p>Próximo a la entrada</text:p>
          </table:table-cell>
          <table:table-cell office:value-type="string">
            <text:p>En el sótano</text:p>
          </table:table-cell>
          <table:table-cell office:value-type="string">
            <text:p>En el át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¿Qué es el cigüeñal?</text:p>
          </table:table-cell>
          <table:table-cell office:value-type="string">
            <text:p>Parte del auto</text:p>
          </table:table-cell>
          <table:table-cell office:value-type="string">
            <text:p>Tipo de ave</text:p>
          </table:table-cell>
          <table:table-cell office:value-type="string">
            <text:p>Instrumento music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¿Cuál es la capital de Polonia?</text:p>
          </table:table-cell>
          <table:table-cell office:value-type="string">
            <text:p>Varsovia</text:p>
          </table:table-cell>
          <table:table-cell office:value-type="string">
            <text:p>Budapest</text:p>
          </table:table-cell>
          <table:table-cell office:value-type="string">
            <text:p>Pr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¿Qué estudia la teología?</text:p>
          </table:table-cell>
          <table:table-cell office:value-type="string">
            <text:p>Temas relacionados con Dios</text:p>
          </table:table-cell>
          <table:table-cell office:value-type="string">
            <text:p>Historia del arte</text:p>
          </table:table-cell>
          <table:table-cell office:value-type="string">
            <text:p>Medici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¿Cómo se llama la esposa de Palito Ortega?</text:p>
          </table:table-cell>
          <table:table-cell office:value-type="string">
            <text:p>Evangelina Salazar</text:p>
          </table:table-cell>
          <table:table-cell office:value-type="string">
            <text:p>María Laura Santillán</text:p>
          </table:table-cell>
          <table:table-cell office:value-type="string">
            <text:p>Susana Gimén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¿Cuál de los siguientes es un estado libre asociado a los Estados Unidos?</text:p>
          </table:table-cell>
          <table:table-cell office:value-type="string">
            <text:p>Puerto Rico</text:p>
          </table:table-cell>
          <table:table-cell office:value-type="string">
            <text:p>Islas Malvinas</text:p>
          </table:table-cell>
          <table:table-cell office:value-type="string">
            <text:p>Guam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¿Cómo se llama la Biblioteca Nacional de la República Argentina?</text:p>
          </table:table-cell>
          <table:table-cell office:value-type="string">
            <text:p>Mariano Moreno</text:p>
          </table:table-cell>
          <table:table-cell office:value-type="string">
            <text:p>Juan Bautista Alberdi</text:p>
          </table:table-cell>
          <table:table-cell office:value-type="string">
            <text:p>Esteban Echeverrí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¿Cómo se llamaba el boxeador que interpretaba Osvaldo Laport en la serie "Campeones de la Vida"?</text:p>
          </table:table-cell>
          <table:table-cell office:value-type="string">
            <text:p>Guido Guevara</text:p>
          </table:table-cell>
          <table:table-cell office:value-type="string">
            <text:p>Mario Santos</text:p>
          </table:table-cell>
          <table:table-cell office:value-type="string">
            <text:p>Roberto Góm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¿Cómo se suelen llamar a los "parches" de la ropa que se usan en las rodillas o los codos?</text:p>
          </table:table-cell>
          <table:table-cell office:value-type="string">
            <text:p>Pitucos</text:p>
          </table:table-cell>
          <table:table-cell office:value-type="string">
            <text:p>Remiendos</text:p>
          </table:table-cell>
          <table:table-cell office:value-type="string">
            <text:p>Flec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¿Cuántas veces fue elegido Bill Clinton como presidente de los Estados Unidos?</text:p>
          </table:table-cell>
          <table:table-cell office:value-type="string">
            <text:p>Dos</text:p>
          </table:table-cell>
          <table:table-cell office:value-type="string">
            <text:p>Tres</text:p>
          </table:table-cell>
          <table:table-cell office:value-type="string">
            <text:p>U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¿Cómo se llamaban los personajes protagonistas de la recordada serie estadounidense "Blanco y Negro"?</text:p>
          </table:table-cell>
          <table:table-cell office:value-type="string">
            <text:p>Arnold y Willis</text:p>
          </table:table-cell>
          <table:table-cell office:value-type="string">
            <text:p>Tom y Jerry</text:p>
          </table:table-cell>
          <table:table-cell office:value-type="string">
            <text:p>Rick y Mort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¿Quién dirigió y protagonizó la película "La vida es bella"?</text:p>
          </table:table-cell>
          <table:table-cell office:value-type="string">
            <text:p>Roberto Benigni</text:p>
          </table:table-cell>
          <table:table-cell office:value-type="string">
            <text:p>Woody Allen</text:p>
          </table:table-cell>
          <table:table-cell office:value-type="string">
            <text:p>Pedro Almodóv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¿Qué bebida alcohólica se utiliza para preparar una caipiriña?</text:p>
          </table:table-cell>
          <table:table-cell office:value-type="string">
            <text:p>Cachaça</text:p>
          </table:table-cell>
          <table:table-cell office:value-type="string">
            <text:p>Tequila</text:p>
          </table:table-cell>
          <table:table-cell office:value-type="string">
            <text:p>Vod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¿Cómo es conocido el siglo en el que ocurrió el movimiento cultural e intelectual europeo "La Ilustración"?</text:p>
          </table:table-cell>
          <table:table-cell office:value-type="string">
            <text:p>Siglo de las Luces</text:p>
          </table:table-cell>
          <table:table-cell office:value-type="string">
            <text:p>Siglo de las Sombras</text:p>
          </table:table-cell>
          <table:table-cell office:value-type="string">
            <text:p>Siglo de la Raz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¿Qué significan las siglas "FMI"?</text:p>
          </table:table-cell>
          <table:table-cell office:value-type="string">
            <text:p>Fondo Monetario Internacional</text:p>
          </table:table-cell>
          <table:table-cell office:value-type="string">
            <text:p>Federación Mundial de Ingenieros</text:p>
          </table:table-cell>
          <table:table-cell office:value-type="string">
            <text:p>Frente de Medioambiente Internacion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¿De qué trata el libro de Doña Petrona?</text:p>
          </table:table-cell>
          <table:table-cell office:value-type="string">
            <text:p>Recetas de cocina</text:p>
          </table:table-cell>
          <table:table-cell office:value-type="string">
            <text:p>Historia del arte</text:p>
          </table:table-cell>
          <table:table-cell office:value-type="string">
            <text:p>Poemas de amo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¿Cuándo un delito puede ser calificado como culposo?</text:p>
          </table:table-cell>
          <table:table-cell office:value-type="string">
            <text:p>Cuando no hubo intención de cometerlo</text:p>
          </table:table-cell>
          <table:table-cell office:value-type="string">
            <text:p>Cuando no se cometió el delito</text:p>
          </table:table-cell>
          <table:table-cell office:value-type="string">
            <text:p>Cuando hubo daño fís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¿Cómo solía llamar Susana Giménez al pianista de su programa?</text:p>
          </table:table-cell>
          <table:table-cell office:value-type="string">
            <text:p>Maestruli</text:p>
          </table:table-cell>
          <table:table-cell office:value-type="string">
            <text:p>Mancuso</text:p>
          </table:table-cell>
          <table:table-cell office:value-type="string">
            <text:p>Mordisqui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¿Cuántos mundiales lleva jugados Lionel Messi con la selección mayor?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¿Contra qué selección perdió Argentina las últimas dos finales de la Copa América?</text:p>
          </table:table-cell>
          <table:table-cell office:value-type="string">
            <text:p>Chile</text:p>
          </table:table-cell>
          <table:table-cell office:value-type="string">
            <text:p>Brasil</text:p>
          </table:table-cell>
          <table:table-cell office:value-type="string">
            <text:p>Urugua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¿Cómo se llamaba el dinosaurio verde que estaba junto a Marcelo Tinelli en Videomatch en la década del '90?</text:p>
          </table:table-cell>
          <table:table-cell office:value-type="string">
            <text:p>Bernardo</text:p>
          </table:table-cell>
          <table:table-cell office:value-type="string">
            <text:p>Cachito</text:p>
          </table:table-cell>
          <table:table-cell office:value-type="string">
            <text:p>Tron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¿De qué provincia era oriundo el ex presidente Arturo Frondizi?</text:p>
          </table:table-cell>
          <table:table-cell office:value-type="string">
            <text:p>Corrientes</text:p>
          </table:table-cell>
          <table:table-cell office:value-type="string">
            <text:p>Buenos Aires</text:p>
          </table:table-cell>
          <table:table-cell office:value-type="string">
            <text:p>Córdob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¿En cuál de los siguientes deportes se ejecuta un "córner corto"?</text:p>
          </table:table-cell>
          <table:table-cell office:value-type="string">
            <text:p>Hockey sobre césped</text:p>
          </table:table-cell>
          <table:table-cell office:value-type="string">
            <text:p>Fútbol</text:p>
          </table:table-cell>
          <table:table-cell office:value-type="string">
            <text:p>Teni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¿Qué animal visita a los niños cuando se les caen los dientes?</text:p>
          </table:table-cell>
          <table:table-cell office:value-type="string">
            <text:p>El Ratón Pérez</text:p>
          </table:table-cell>
          <table:table-cell office:value-type="string">
            <text:p>El Conejo de Pascua</text:p>
          </table:table-cell>
          <table:table-cell office:value-type="string">
            <text:p>El Hada de los Dient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Según el "Martín Fierro", ¿qué pasa si los hermanos se pelean entre ellos?</text:p>
          </table:table-cell>
          <table:table-cell office:value-type="string">
            <text:p>Los devoran los de afuera</text:p>
          </table:table-cell>
          <table:table-cell office:value-type="string">
            <text:p>Los expulsan de la casa</text:p>
          </table:table-cell>
          <table:table-cell office:value-type="string">
            <text:p>Se reconcili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¿En el límite de qué países se encuentra el volcán Copahue?</text:p>
          </table:table-cell>
          <table:table-cell office:value-type="string">
            <text:p>Argentina-Chile</text:p>
          </table:table-cell>
          <table:table-cell office:value-type="string">
            <text:p>Perú-Ecuador</text:p>
          </table:table-cell>
          <table:table-cell office:value-type="string">
            <text:p>Francia-Españ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¿En qué año se sancionó la Ley Sáenz Peña?</text:p>
          </table:table-cell>
          <table:table-cell office:value-type="string">
            <text:p>1912</text:p>
          </table:table-cell>
          <table:table-cell office:value-type="string">
            <text:p>1901</text:p>
          </table:table-cell>
          <table:table-cell office:value-type="string">
            <text:p>19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¿Cuál es la capital de Nicaragua?</text:p>
          </table:table-cell>
          <table:table-cell office:value-type="string">
            <text:p>Managua</text:p>
          </table:table-cell>
          <table:table-cell office:value-type="string">
            <text:p>San José</text:p>
          </table:table-cell>
          <table:table-cell office:value-type="string">
            <text:p>Tegucigalp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¿De qué país es el ex futbolista apodado "El Pibe" Valderrama?</text:p>
          </table:table-cell>
          <table:table-cell office:value-type="string">
            <text:p>Colombia</text:p>
          </table:table-cell>
          <table:table-cell office:value-type="string">
            <text:p>Argentina</text:p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¿Cómo se llama el instrumento acústico usado en medicina para oír los sonidos internos del cuerpo?</text:p>
          </table:table-cell>
          <table:table-cell office:value-type="string">
            <text:p>Estetoscopio</text:p>
          </table:table-cell>
          <table:table-cell office:value-type="string">
            <text:p>Termómetro</text:p>
          </table:table-cell>
          <table:table-cell office:value-type="string">
            <text:p>Esfigmomanómet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¿En qué país se realizan y entregan los premios Goya?</text:p>
          </table:table-cell>
          <table:table-cell office:value-type="string">
            <text:p>España</text:p>
          </table:table-cell>
          <table:table-cell office:value-type="string">
            <text:p>Italia</text:p>
          </table:table-cell>
          <table:table-cell office:value-type="string">
            <text:p>Franc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¿De qué color es el pelo del famoso muñeco Chucky?</text:p>
          </table:table-cell>
          <table:table-cell office:value-type="string">
            <text:p>Naranja</text:p>
          </table:table-cell>
          <table:table-cell office:value-type="string">
            <text:p>Verde</text:p>
          </table:table-cell>
          <table:table-cell office:value-type="string">
            <text:p>Roj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¿A qué pueblo se llamaba "helenos"?</text:p>
          </table:table-cell>
          <table:table-cell office:value-type="string">
            <text:p>Griegos</text:p>
          </table:table-cell>
          <table:table-cell office:value-type="string">
            <text:p>Romanos</text:p>
          </table:table-cell>
          <table:table-cell office:value-type="string">
            <text:p>Egipci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¿A qué selección le ganó Argentina la final del Mundial de México 86?</text:p>
          </table:table-cell>
          <table:table-cell office:value-type="string">
            <text:p>Alemania</text:p>
          </table:table-cell>
          <table:table-cell office:value-type="string">
            <text:p>Brasil</text:p>
          </table:table-cell>
          <table:table-cell office:value-type="string">
            <text:p>Ital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¿Cómo se llaman los períodos en los que se divide un partido de básquet?</text:p>
          </table:table-cell>
          <table:table-cell office:value-type="string">
            <text:p>Cuartos</text:p>
          </table:table-cell>
          <table:table-cell office:value-type="string">
            <text:p>Tiempos</text:p>
          </table:table-cell>
          <table:table-cell office:value-type="string">
            <text:p>Rond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¿Qué presidente firmó el decreto que le otorgó a todas las mujeres del país el derecho al voto?</text:p>
          </table:table-cell>
          <table:table-cell office:value-type="string">
            <text:p>Juan Domingo Perón</text:p>
          </table:table-cell>
          <table:table-cell office:value-type="string">
            <text:p>Raúl Alfonsín</text:p>
          </table:table-cell>
          <table:table-cell office:value-type="string">
            <text:p>Hipólito Yrigoye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¿Cuándo se dice que alguien es coterráneo?</text:p>
          </table:table-cell>
          <table:table-cell office:value-type="string">
            <text:p>Cuando es del mismo país</text:p>
          </table:table-cell>
          <table:table-cell office:value-type="string">
            <text:p>Cuando vive en la misma ciudad</text:p>
          </table:table-cell>
          <table:table-cell office:value-type="string">
            <text:p>Cuando habla el mismo idiom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¿En qué mes de 2001 se anunció el llamado "corralito" en Argentina?</text:p>
          </table:table-cell>
          <table:table-cell office:value-type="string">
            <text:p>Diciembre</text:p>
          </table:table-cell>
          <table:table-cell office:value-type="string">
            <text:p>Noviembre</text:p>
          </table:table-cell>
          <table:table-cell office:value-type="string">
            <text:p>Ene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¿Quién era el cantante y líder de la banda "Pescado Rabioso"?</text:p>
          </table:table-cell>
          <table:table-cell office:value-type="string">
            <text:p>Luis Alberto Spinetta</text:p>
          </table:table-cell>
          <table:table-cell office:value-type="string">
            <text:p>Charly García</text:p>
          </table:table-cell>
          <table:table-cell office:value-type="string">
            <text:p>Gustavo Cerat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¿En qué provincia nació Alberto Olmedo?</text:p>
          </table:table-cell>
          <table:table-cell office:value-type="string">
            <text:p>Santa Fe</text:p>
          </table:table-cell>
          <table:table-cell office:value-type="string">
            <text:p>Buenos Aires</text:p>
          </table:table-cell>
          <table:table-cell office:value-type="string">
            <text:p>Córdob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¿Qué personaje televisivo decía "No contaban con mi astucia"?</text:p>
          </table:table-cell>
          <table:table-cell office:value-type="string">
            <text:p>El Chapulín Colorado</text:p>
          </table:table-cell>
          <table:table-cell office:value-type="string">
            <text:p>Bugs Bunny</text:p>
          </table:table-cell>
          <table:table-cell office:value-type="string">
            <text:p>Don Ram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¿Qué actores argentinos protagonizaban la serie "099 Central"?</text:p>
          </table:table-cell>
          <table:table-cell office:value-type="string">
            <text:p>Facundo Arana y Nancy Dupláa</text:p>
          </table:table-cell>
          <table:table-cell office:value-type="string">
            <text:p>Guillermo Francella y Natalia Oreiro</text:p>
          </table:table-cell>
          <table:table-cell office:value-type="string">
            <text:p>Pablo Echarri y Carla Queve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¿Dónde se encuentran los volcanes Chaitén, Puyehue y Lanín?</text:p>
          </table:table-cell>
          <table:table-cell office:value-type="string">
            <text:p>Cordillera de los Andes</text:p>
          </table:table-cell>
          <table:table-cell office:value-type="string">
            <text:p>Sierra Nevada</text:p>
          </table:table-cell>
          <table:table-cell office:value-type="string">
            <text:p>Montañas Rocos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¿De qué material metálico están hechas las latas de gaseosas?</text:p>
          </table:table-cell>
          <table:table-cell office:value-type="string">
            <text:p>Aluminio</text:p>
          </table:table-cell>
          <table:table-cell office:value-type="string">
            <text:p>Acero</text:p>
          </table:table-cell>
          <table:table-cell office:value-type="string">
            <text:p>Cobr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¿Cómo se denomina al papel utilizado para imprimir billetes?</text:p>
          </table:table-cell>
          <table:table-cell office:value-type="string">
            <text:p>Papel moneda</text:p>
          </table:table-cell>
          <table:table-cell office:value-type="string">
            <text:p>Papel seguridad</text:p>
          </table:table-cell>
          <table:table-cell office:value-type="string">
            <text:p>Papel fiduciari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¿Quién es el autor del libro titulado "Operación Masacre"?</text:p>
          </table:table-cell>
          <table:table-cell office:value-type="string">
            <text:p>Rodolfo Walsh</text:p>
          </table:table-cell>
          <table:table-cell office:value-type="string">
            <text:p>Ernesto Sabato</text:p>
          </table:table-cell>
          <table:table-cell office:value-type="string">
            <text:p>Julio Cortáz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¿Cómo se llama la ciudad ficticia donde vive Clark Kent?</text:p>
          </table:table-cell>
          <table:table-cell office:value-type="string">
            <text:p>Metrópolis</text:p>
          </table:table-cell>
          <table:table-cell office:value-type="string">
            <text:p>Gotham City</text:p>
          </table:table-cell>
          <table:table-cell office:value-type="string">
            <text:p>Smallvill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¿Cuál de estas canciones pertenece al trío de payasos Gaby, Fofó y Miliki?</text:p>
          </table:table-cell>
          <table:table-cell office:value-type="string">
            <text:p>La Gallina Turuleca</text:p>
          </table:table-cell>
          <table:table-cell office:value-type="string">
            <text:p>El Auto Nuevo</text:p>
          </table:table-cell>
          <table:table-cell office:value-type="string">
            <text:p>El Payaso Plin-Pli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¿Desde qué puerto zarpó el Titanic en su viaje inaugural?</text:p>
          </table:table-cell>
          <table:table-cell office:value-type="string">
            <text:p>Puerto de Southampton</text:p>
          </table:table-cell>
          <table:table-cell office:value-type="string">
            <text:p>Puerto de Liverpool</text:p>
          </table:table-cell>
          <table:table-cell office:value-type="string">
            <text:p>Puerto de Belfas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¿La capital de qué país africano es Dakar?</text:p>
          </table:table-cell>
          <table:table-cell office:value-type="string">
            <text:p>Senegal</text:p>
          </table:table-cell>
          <table:table-cell office:value-type="string">
            <text:p>Mali</text:p>
          </table:table-cell>
          <table:table-cell office:value-type="string">
            <text:p>Gha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¿Qué animal se encuentra en el nuevo billete de 50 pesos argentinos?</text:p>
          </table:table-cell>
          <table:table-cell office:value-type="string">
            <text:p>Cóndor Andino</text:p>
          </table:table-cell>
          <table:table-cell office:value-type="string">
            <text:p>Yaguareté</text:p>
          </table:table-cell>
          <table:table-cell office:value-type="string">
            <text:p>Ballena Franca Austr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Según cuenta la tradición, ¿en qué país se inventó la salsa golf?</text:p>
          </table:table-cell>
          <table:table-cell office:value-type="string">
            <text:p>Argentina</text:p>
          </table:table-cell>
          <table:table-cell office:value-type="string">
            <text:p>España</text:p>
          </table:table-cell>
          <table:table-cell office:value-type="string">
            <text:p>Méx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¿Qué roedor semiacuático es reconocido por armar diques?</text:p>
          </table:table-cell>
          <table:table-cell office:value-type="string">
            <text:p>Castor</text:p>
          </table:table-cell>
          <table:table-cell office:value-type="string">
            <text:p>Rata</text:p>
          </table:table-cell>
          <table:table-cell office:value-type="string">
            <text:p>Ardill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¿En qué localidad de la provincia de Buenos Aires se unen el mar argentino con el Río de la Plata?</text:p>
          </table:table-cell>
          <table:table-cell office:value-type="string">
            <text:p>Samborombón</text:p>
          </table:table-cell>
          <table:table-cell office:value-type="string">
            <text:p>Mar del Plata</text:p>
          </table:table-cell>
          <table:table-cell office:value-type="string">
            <text:p>San Isid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Según el dicho popular, ¿cuántas vidas tiene el gato?</text:p>
          </table:table-cell>
          <table:table-cell office:value-type="string">
            <text:p>Siete</text:p>
          </table:table-cell>
          <table:table-cell office:value-type="string">
            <text:p>Tres</text:p>
          </table:table-cell>
          <table:table-cell office:value-type="string">
            <text:p>Di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¿En qué continente se encuentra Nepal?</text:p>
          </table:table-cell>
          <table:table-cell office:value-type="string">
            <text:p>Asia</text:p>
          </table:table-cell>
          <table:table-cell office:value-type="string">
            <text:p>África</text:p>
          </table:table-cell>
          <table:table-cell office:value-type="string">
            <text:p>Europ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¿En qué país nació el famoso escritor Paulo Coelho?</text:p>
          </table:table-cell>
          <table:table-cell office:value-type="string">
            <text:p>Brasil</text:p>
          </table:table-cell>
          <table:table-cell office:value-type="string">
            <text:p>Argentina</text:p>
          </table:table-cell>
          <table:table-cell office:value-type="string">
            <text:p>Franc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Según la quiniela, ¿qué significa el número 99?</text:p>
          </table:table-cell>
          <table:table-cell office:value-type="string">
            <text:p>Los hermanos</text:p>
          </table:table-cell>
          <table:table-cell office:value-type="string">
            <text:p>La desgracia</text:p>
          </table:table-cell>
          <table:table-cell office:value-type="string">
            <text:p>La abundanc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¿En qué ciudad europea se encuentra el Museo Van Gogh?</text:p>
          </table:table-cell>
          <table:table-cell office:value-type="string">
            <text:p>Ámsterdam</text:p>
          </table:table-cell>
          <table:table-cell office:value-type="string">
            <text:p>París</text:p>
          </table:table-cell>
          <table:table-cell office:value-type="string">
            <text:p>Rom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¿Cuál es el nombre oficial de México?</text:p>
          </table:table-cell>
          <table:table-cell office:value-type="string">
            <text:p>Estados Unidos Mexicanos</text:p>
          </table:table-cell>
          <table:table-cell office:value-type="string">
            <text:p>República de México</text:p>
          </table:table-cell>
          <table:table-cell office:value-type="string">
            <text:p>Federación de Méx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¿Con cuál de las siguientes provincias limita la provincia de Buenos Aires?</text:p>
          </table:table-cell>
          <table:table-cell office:value-type="string">
            <text:p>Río Negro</text:p>
          </table:table-cell>
          <table:table-cell office:value-type="string">
            <text:p>Córdoba</text:p>
          </table:table-cell>
          <table:table-cell office:value-type="string">
            <text:p>Sal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¿En qué provincia se encuentra el Parque Nacional Lanín?</text:p>
          </table:table-cell>
          <table:table-cell office:value-type="string">
            <text:p>Neuquén</text:p>
          </table:table-cell>
          <table:table-cell office:value-type="string">
            <text:p>Mendoza</text:p>
          </table:table-cell>
          <table:table-cell office:value-type="string">
            <text:p>Santa F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¿Qué equipo de fútbol de la Primera División juega de local en el Estadio "José Amalfitani"?</text:p>
          </table:table-cell>
          <table:table-cell office:value-type="string">
            <text:p>Vélez Sarsfield</text:p>
          </table:table-cell>
          <table:table-cell office:value-type="string">
            <text:p>Boca Juniors</text:p>
          </table:table-cell>
          <table:table-cell office:value-type="string">
            <text:p>River Pla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¿En qué provincia argentina se encuentra Tafí del Valle?</text:p>
          </table:table-cell>
          <table:table-cell office:value-type="string">
            <text:p>Tucumán</text:p>
          </table:table-cell>
          <table:table-cell office:value-type="string">
            <text:p>Salta</text:p>
          </table:table-cell>
          <table:table-cell office:value-type="string">
            <text:p>Catamar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¿Para qué se usa principalmente un diapasón?</text:p>
          </table:table-cell>
          <table:table-cell office:value-type="string">
            <text:p>Para afinar instrumentos musicales</text:p>
          </table:table-cell>
          <table:table-cell office:value-type="string">
            <text:p>Como objeto decorativo</text:p>
          </table:table-cell>
          <table:table-cell office:value-type="string">
            <text:p>Como utensilio de coci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¿Qué se le inflama a una persona que sufre de cistitis?</text:p>
          </table:table-cell>
          <table:table-cell office:value-type="string">
            <text:p>La vejiga</text:p>
          </table:table-cell>
          <table:table-cell office:value-type="string">
            <text:p>El estómago</text:p>
          </table:table-cell>
          <table:table-cell office:value-type="string">
            <text:p>El coraz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¿A qué se conoce con el nombre "chancho va"?</text:p>
          </table:table-cell>
          <table:table-cell office:value-type="string">
            <text:p>Un juego de cartas</text:p>
          </table:table-cell>
          <table:table-cell office:value-type="string">
            <text:p>Un tipo de comida</text:p>
          </table:table-cell>
          <table:table-cell office:value-type="string">
            <text:p>Un baile tradicion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¿Qué zona del cuerpo se ve afectada si uno padece de hernia de disco?</text:p>
          </table:table-cell>
          <table:table-cell office:value-type="string">
            <text:p>La columna vertebral</text:p>
          </table:table-cell>
          <table:table-cell office:value-type="string">
            <text:p>Los brazos</text:p>
          </table:table-cell>
          <table:table-cell office:value-type="string">
            <text:p>Las piern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Según el dicho popular, ¿uno está perdido como quién en la neblina?</text:p>
          </table:table-cell>
          <table:table-cell office:value-type="string">
            <text:p>Como un turco</text:p>
          </table:table-cell>
          <table:table-cell office:value-type="string">
            <text:p>Como un inglés</text:p>
          </table:table-cell>
          <table:table-cell office:value-type="string">
            <text:p>Como un italia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¿Sobre qué superficie caen los deportistas en una competencia oficial de salto en largo?</text:p>
          </table:table-cell>
          <table:table-cell office:value-type="string">
            <text:p>Arena</text:p>
          </table:table-cell>
          <table:table-cell office:value-type="string">
            <text:p>Tierra</text:p>
          </table:table-cell>
          <table:table-cell office:value-type="string">
            <text:p>Agu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En la famosa "Canción para tomar el té" de María Elena Walsh, ¿con qué abrigan a la leche?</text:p>
          </table:table-cell>
          <table:table-cell office:value-type="string">
            <text:p>Con un sobretodo</text:p>
          </table:table-cell>
          <table:table-cell office:value-type="string">
            <text:p>Con una bufanda</text:p>
          </table:table-cell>
          <table:table-cell office:value-type="string">
            <text:p>Con un sombre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¿A qué hace referencia el término "a rolete"?</text:p>
          </table:table-cell>
          <table:table-cell office:value-type="string">
            <text:p>A mucha cantidad</text:p>
          </table:table-cell>
          <table:table-cell office:value-type="string">
            <text:p>A muy poca cantidad</text:p>
          </table:table-cell>
          <table:table-cell office:value-type="string">
            <text:p>A una buena calida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¿Qué actor protagonizó junto a Celeste Cid la telenovela "Resistiré"?</text:p>
          </table:table-cell>
          <table:table-cell office:value-type="string">
            <text:p>Pablo Echarri</text:p>
          </table:table-cell>
          <table:table-cell office:value-type="string">
            <text:p>Facundo Arana</text:p>
          </table:table-cell>
          <table:table-cell office:value-type="string">
            <text:p>Gonzalo Hered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¿Qué es el botulismo?</text:p>
          </table:table-cell>
          <table:table-cell office:value-type="string">
            <text:p>Una intoxicación causada por los alimentos</text:p>
          </table:table-cell>
          <table:table-cell office:value-type="string">
            <text:p>Una enfermedad viral</text:p>
          </table:table-cell>
          <table:table-cell office:value-type="string">
            <text:p>Un trastorno autoinmu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¿A qué hace referencia el término "Brexit"?</text:p>
          </table:table-cell>
          <table:table-cell office:value-type="string">
            <text:p>La salida del Reino Unido de la Unión Europea</text:p>
          </table:table-cell>
          <table:table-cell office:value-type="string">
            <text:p>Un conflicto bélico</text:p>
          </table:table-cell>
          <table:table-cell office:value-type="string">
            <text:p>Un estilo music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¿Cómo se llama el material adhesivo casero que se prepara con agua y harina?</text:p>
          </table:table-cell>
          <table:table-cell office:value-type="string">
            <text:p>Engrudo</text:p>
          </table:table-cell>
          <table:table-cell office:value-type="string">
            <text:p>Silicona</text:p>
          </table:table-cell>
          <table:table-cell office:value-type="string">
            <text:p>Pegamen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¿En qué continente se encuentra Belice?</text:p>
          </table:table-cell>
          <table:table-cell office:value-type="string">
            <text:p>América</text:p>
          </table:table-cell>
          <table:table-cell office:value-type="string">
            <text:p>Europa</text:p>
          </table:table-cell>
          <table:table-cell office:value-type="string">
            <text:p>Áfr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¿A qué país pertenece Hong Kong?</text:p>
          </table:table-cell>
          <table:table-cell office:value-type="string">
            <text:p>China</text:p>
          </table:table-cell>
          <table:table-cell office:value-type="string">
            <text:p>Japón</text:p>
          </table:table-cell>
          <table:table-cell office:value-type="string">
            <text:p>Corea del S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¿Con qué otro nombre se hace referencia a la teoría del caos?</text:p>
          </table:table-cell>
          <table:table-cell office:value-type="string">
            <text:p>Efecto mariposa</text:p>
          </table:table-cell>
          <table:table-cell office:value-type="string">
            <text:p>Ley de la relatividad</text:p>
          </table:table-cell>
          <table:table-cell office:value-type="string">
            <text:p>Principio de incertidumbr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¿Quién era el presidente argentino cuando se pintó por primera vez la Casa de Gobierno de Rosada?</text:p>
          </table:table-cell>
          <table:table-cell office:value-type="string">
            <text:p>Domingo Faustino Sarmiento</text:p>
          </table:table-cell>
          <table:table-cell office:value-type="string">
            <text:p>Juan Domingo Perón</text:p>
          </table:table-cell>
          <table:table-cell office:value-type="string">
            <text:p>Carlos Menem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Según el refrán, a palabras necias, ¿oidos... cómo?</text:p>
          </table:table-cell>
          <table:table-cell office:value-type="string">
            <text:p>Sordos</text:p>
          </table:table-cell>
          <table:table-cell office:value-type="string">
            <text:p>Sordados</text:p>
          </table:table-cell>
          <table:table-cell office:value-type="string">
            <text:p>Tapa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¿A qué momento del día hace referencia la palabra "matutino"?</text:p>
          </table:table-cell>
          <table:table-cell office:value-type="string">
            <text:p>La mañana</text:p>
          </table:table-cell>
          <table:table-cell office:value-type="string">
            <text:p>La tarde</text:p>
          </table:table-cell>
          <table:table-cell office:value-type="string">
            <text:p>La noch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¿Qué es la acrofobia?</text:p>
          </table:table-cell>
          <table:table-cell office:value-type="string">
            <text:p>Miedo a las alturas</text:p>
          </table:table-cell>
          <table:table-cell office:value-type="string">
            <text:p>Miedo a los espacios cerrados</text:p>
          </table:table-cell>
          <table:table-cell office:value-type="string">
            <text:p>Miedo a los animal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¿La falla de qué órgano busca reemplazar el proceso de diálisis?</text:p>
          </table:table-cell>
          <table:table-cell office:value-type="string">
            <text:p>Riñón</text:p>
          </table:table-cell>
          <table:table-cell office:value-type="string">
            <text:p>Hígado</text:p>
          </table:table-cell>
          <table:table-cell office:value-type="string">
            <text:p>Pulm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¿Qué mide un aerómetro?</text:p>
          </table:table-cell>
          <table:table-cell office:value-type="string">
            <text:p>La densidad del aire</text:p>
          </table:table-cell>
          <table:table-cell office:value-type="string">
            <text:p>La velocidad del viento</text:p>
          </table:table-cell>
          <table:table-cell office:value-type="string">
            <text:p>La humedad del ambien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¿En qué deporte se destacó Marcos "El Chino" Maidana?</text:p>
          </table:table-cell>
          <table:table-cell office:value-type="string">
            <text:p>Boxeo</text:p>
          </table:table-cell>
          <table:table-cell office:value-type="string">
            <text:p>Tenis</text:p>
          </table:table-cell>
          <table:table-cell office:value-type="string">
            <text:p>Fútbo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¿Qué ciudad argentina es famosa por el avistamiento de ballenas?</text:p>
          </table:table-cell>
          <table:table-cell office:value-type="string">
            <text:p>Puerto Madryn</text:p>
          </table:table-cell>
          <table:table-cell office:value-type="string">
            <text:p>Ushuaia</text:p>
          </table:table-cell>
          <table:table-cell office:value-type="string">
            <text:p>Bariloch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¿En qué país nació el poeta Federico García Lorca?</text:p>
          </table:table-cell>
          <table:table-cell office:value-type="string">
            <text:p>España</text:p>
          </table:table-cell>
          <table:table-cell office:value-type="string">
            <text:p>Argentina</text:p>
          </table:table-cell>
          <table:table-cell office:value-type="string">
            <text:p>Méx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¿Sobre qué objeto volaba Aladdín?</text:p>
          </table:table-cell>
          <table:table-cell office:value-type="string">
            <text:p>Una alfombra</text:p>
          </table:table-cell>
          <table:table-cell office:value-type="string">
            <text:p>Un tapete</text:p>
          </table:table-cell>
          <table:table-cell office:value-type="string">
            <text:p>Una man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Según el refrán, ¿qué tiene la mentira?</text:p>
          </table:table-cell>
          <table:table-cell office:value-type="string">
            <text:p>Patas cortas</text:p>
          </table:table-cell>
          <table:table-cell office:value-type="string">
            <text:p>Piernas largas</text:p>
          </table:table-cell>
          <table:table-cell office:value-type="string">
            <text:p>Brazos fuert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¿A qué país pertenece el servicio secreto conocido como "MI-6"?</text:p>
          </table:table-cell>
          <table:table-cell office:value-type="string">
            <text:p>Inglaterra</text:p>
          </table:table-cell>
          <table:table-cell office:value-type="string">
            <text:p>Estados Unidos</text:p>
          </table:table-cell>
          <table:table-cell office:value-type="string">
            <text:p>Rus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¿Qué efecto causa un antitusivo?</text:p>
          </table:table-cell>
          <table:table-cell office:value-type="string">
            <text:p>Disminuye la tos</text:p>
          </table:table-cell>
          <table:table-cell office:value-type="string">
            <text:p>Aumenta la tos</text:p>
          </table:table-cell>
          <table:table-cell office:value-type="string">
            <text:p>Alivia el dolo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¿La psoriasis es una afección de qué parte del cuerpo?</text:p>
          </table:table-cell>
          <table:table-cell office:value-type="string">
            <text:p>La piel</text:p>
          </table:table-cell>
          <table:table-cell office:value-type="string">
            <text:p>Los pulmones</text:p>
          </table:table-cell>
          <table:table-cell office:value-type="string">
            <text:p>El coraz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¿Quién compuso "Taquito Militar"?</text:p>
          </table:table-cell>
          <table:table-cell office:value-type="string">
            <text:p>Mariano Mores</text:p>
          </table:table-cell>
          <table:table-cell office:value-type="string">
            <text:p>Astor Piazzolla</text:p>
          </table:table-cell>
          <table:table-cell office:value-type="string">
            <text:p>Carlos Garde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¿Qué es una vinchuca?</text:p>
          </table:table-cell>
          <table:table-cell office:value-type="string">
            <text:p>Un insecto</text:p>
          </table:table-cell>
          <table:table-cell office:value-type="string">
            <text:p>Un pájaro</text:p>
          </table:table-cell>
          <table:table-cell office:value-type="string">
            <text:p>Un p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¿En qué ciudad de Japón fue arrojada por Estados Unidos la primera bomba nuclear?</text:p>
          </table:table-cell>
          <table:table-cell office:value-type="string">
            <text:p>Hiroshima</text:p>
          </table:table-cell>
          <table:table-cell office:value-type="string">
            <text:p>Nagasaki</text:p>
          </table:table-cell>
          <table:table-cell office:value-type="string">
            <text:p>Os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¿En qué país queda "Bahía de Cochinos"?</text:p>
          </table:table-cell>
          <table:table-cell office:value-type="string">
            <text:p>Cuba</text:p>
          </table:table-cell>
          <table:table-cell office:value-type="string">
            <text:p>México</text:p>
          </table:table-cell>
          <table:table-cell office:value-type="string">
            <text:p>Puerto R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¿Cuál de estas ligas de fútbol europeas es conocida como la Bundesliga?</text:p>
          </table:table-cell>
          <table:table-cell office:value-type="string">
            <text:p>Bundesliga alemana</text:p>
          </table:table-cell>
          <table:table-cell office:value-type="string">
            <text:p>Serie A italiana</text:p>
          </table:table-cell>
          <table:table-cell office:value-type="string">
            <text:p>Premier League ingles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¿Qué expresa un adjetivo demostrativo?</text:p>
          </table:table-cell>
          <table:table-cell office:value-type="string">
            <text:p>Una relación de lugar</text:p>
          </table:table-cell>
          <table:table-cell office:value-type="string">
            <text:p>Una cualidad física</text:p>
          </table:table-cell>
          <table:table-cell office:value-type="string">
            <text:p>Un estado emocion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¿El estadio de qué club de fútbol argentino se llama José Amalfitani?</text:p>
          </table:table-cell>
          <table:table-cell office:value-type="string">
            <text:p>Vélez Sarsfield</text:p>
          </table:table-cell>
          <table:table-cell office:value-type="string">
            <text:p>River Plate</text:p>
          </table:table-cell>
          <table:table-cell office:value-type="string">
            <text:p>Boca Junior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¿Con qué sobrenombre fue conocido el criminal argentino Cayetano Santos Godino?</text:p>
          </table:table-cell>
          <table:table-cell office:value-type="string">
            <text:p>El Petiso Orejudo</text:p>
          </table:table-cell>
          <table:table-cell office:value-type="string">
            <text:p>El Chacal</text:p>
          </table:table-cell>
          <table:table-cell office:value-type="string">
            <text:p>El Carnice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¿En qué parte del cuerpo se encuentra el músculo llamado deltoides?</text:p>
          </table:table-cell>
          <table:table-cell office:value-type="string">
            <text:p>Hombro</text:p>
          </table:table-cell>
          <table:table-cell office:value-type="string">
            <text:p>Pierna</text:p>
          </table:table-cell>
          <table:table-cell office:value-type="string">
            <text:p>Espal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¿En qué ciudad se lleva a cabo el festival de cine independiente llamado BAFICI?</text:p>
          </table:table-cell>
          <table:table-cell office:value-type="string">
            <text:p>Buenos Aires</text:p>
          </table:table-cell>
          <table:table-cell office:value-type="string">
            <text:p>Barcelona</text:p>
          </table:table-cell>
          <table:table-cell office:value-type="string">
            <text:p>Los Ángel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¿A qué continente pertenece Chipre?</text:p>
          </table:table-cell>
          <table:table-cell office:value-type="string">
            <text:p>Europa</text:p>
          </table:table-cell>
          <table:table-cell office:value-type="string">
            <text:p>Asia</text:p>
          </table:table-cell>
          <table:table-cell office:value-type="string">
            <text:p>Áfr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¿En qué ciudad europea se encuentra la Puerta de Alcalá?</text:p>
          </table:table-cell>
          <table:table-cell office:value-type="string">
            <text:p>Madrid</text:p>
          </table:table-cell>
          <table:table-cell office:value-type="string">
            <text:p>París</text:p>
          </table:table-cell>
          <table:table-cell office:value-type="string">
            <text:p>Rom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¿En qué ciudad estadounidense se encontraban las Torres Gemelas?</text:p>
          </table:table-cell>
          <table:table-cell office:value-type="string">
            <text:p>Nueva York</text:p>
          </table:table-cell>
          <table:table-cell office:value-type="string">
            <text:p>Los Ángeles</text:p>
          </table:table-cell>
          <table:table-cell office:value-type="string">
            <text:p>Chicag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¿Qué presidente de Estados Unidos autorizó los lanzamientos de las bombas nucleares sobre Hiroshima y Nagasaki?</text:p>
          </table:table-cell>
          <table:table-cell office:value-type="string">
            <text:p>Harry Truman</text:p>
          </table:table-cell>
          <table:table-cell office:value-type="string">
            <text:p>Franklin D. Roosevelt</text:p>
          </table:table-cell>
          <table:table-cell office:value-type="string">
            <text:p>Dwight D. Eisenhow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¿QUÉ PARENTESCO UNÍA A LUIS Y ROQUE SÁENZ PEÑA, AMBOS PRESIDENTES ARGENTINOS?</text:p>
          </table:table-cell>
          <table:table-cell office:value-type="string">
            <text:p>ROQUE ERA HIJO DE LUIS</text:p>
          </table:table-cell>
          <table:table-cell office:value-type="string">
            <text:p>Eran hermanos</text:p>
          </table:table-cell>
          <table:table-cell office:value-type="string">
            <text:p>No tenían parentes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¿QUÉ ES EL GULASH?</text:p>
          </table:table-cell>
          <table:table-cell office:value-type="string">
            <text:p>UN PLATO TÍPICO DE HUNGRÍA</text:p>
          </table:table-cell>
          <table:table-cell office:value-type="string">
            <text:p>Una bebida refrescante</text:p>
          </table:table-cell>
          <table:table-cell office:value-type="string">
            <text:p>Un baile tradicion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¿CUÁL ES EL NOMBRE DE PILA DEL CONDUCTOR "BETO" CASELLA?</text:p>
          </table:table-cell>
          <table:table-cell office:value-type="string">
            <text:p>BAUTISTA</text:p>
          </table:table-cell>
          <table:table-cell office:value-type="string">
            <text:p>Roberto</text:p>
          </table:table-cell>
          <table:table-cell office:value-type="string">
            <text:p>Bern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¿QUIÉN PROTAGONIZABA JUNTO A "LALI" ESPÓSITO LA TELENOVELA "ESPERANZA MÍA"?</text:p>
          </table:table-cell>
          <table:table-cell office:value-type="string">
            <text:p>MARIANO MARTÍNEZ</text:p>
          </table:table-cell>
          <table:table-cell office:value-type="string">
            <text:p>Martín Seefeld</text:p>
          </table:table-cell>
          <table:table-cell office:value-type="string">
            <text:p>Nicolás Cabré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¿QUÉ ARTISTA POPULARIZÓ EL TEMA "LO ATAMO' CON ALAMBRE"?</text:p>
          </table:table-cell>
          <table:table-cell office:value-type="string">
            <text:p>IGNACIO COPANI</text:p>
          </table:table-cell>
          <table:table-cell office:value-type="string">
            <text:p>Fito Páez</text:p>
          </table:table-cell>
          <table:table-cell office:value-type="string">
            <text:p>Charly Garcí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¿QUIÉN FUE EL DIRECTOR DE LA FAMOSA PELÍCULA "LA NARANJA MECÁNICA"?</text:p>
          </table:table-cell>
          <table:table-cell office:value-type="string">
            <text:p>STANLEY KUBRICK</text:p>
          </table:table-cell>
          <table:table-cell office:value-type="string">
            <text:p>Martin Scorsese</text:p>
          </table:table-cell>
          <table:table-cell office:value-type="string">
            <text:p>Quentin Taranti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¿QUÉ TRANSMITE UNA PALABRA PEYORATIVA?</text:p>
          </table:table-cell>
          <table:table-cell office:value-type="string">
            <text:p>ALGO NEGATIVO</text:p>
          </table:table-cell>
          <table:table-cell office:value-type="string">
            <text:p>Algo positivo</text:p>
          </table:table-cell>
          <table:table-cell office:value-type="string">
            <text:p>Algo neut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¿CON QUÉ ANIMAL SE ASOCIA DE MANERA PEYORATIVA AL INSPECTOR DEL TRANSPORTE PÚBLICO?</text:p>
          </table:table-cell>
          <table:table-cell office:value-type="string">
            <text:p>CHANCHO</text:p>
          </table:table-cell>
          <table:table-cell office:value-type="string">
            <text:p>León</text:p>
          </table:table-cell>
          <table:table-cell office:value-type="string">
            <text:p>Serpien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¿DE QUÉ NACIONALIDAD ERA EL ESCRITOR PABLO NERUDA?</text:p>
          </table:table-cell>
          <table:table-cell office:value-type="string">
            <text:p>CHILENO</text:p>
          </table:table-cell>
          <table:table-cell office:value-type="string">
            <text:p>Argentino</text:p>
          </table:table-cell>
          <table:table-cell office:value-type="string">
            <text:p>Españo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¿LA ENERGÍA DE QUÉ ELEMENTO SE UTILIZA EN LA FOTOSÍNTESIS?</text:p>
          </table:table-cell>
          <table:table-cell office:value-type="string">
            <text:p>EL SOL</text:p>
          </table:table-cell>
          <table:table-cell office:value-type="string">
            <text:p>El agua</text:p>
          </table:table-cell>
          <table:table-cell office:value-type="string">
            <text:p>El vien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¿CUÁNTOS DIENTES DE LECHE TIENE POR LO GENERAL UNA PERSONA EN SU NIÑEZ?</text:p>
          </table:table-cell>
          <table:table-cell office:value-type="string">
            <text:p>20</text:p>
          </table:table-cell>
          <table:table-cell office:value-type="string">
            <text:p>24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¿EN QUÉ DEPORTE ES TRADICIONAL EL TERCER TIEMPO?</text:p>
          </table:table-cell>
          <table:table-cell office:value-type="string">
            <text:p>RUGBY</text:p>
          </table:table-cell>
          <table:table-cell office:value-type="string">
            <text:p>Fútbol</text:p>
          </table:table-cell>
          <table:table-cell office:value-type="string">
            <text:p>Teni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¿QUÉ LIBRO SE SUELE ENCONTRAR EN LAS HABITACIONES DE HOTEL?</text:p>
          </table:table-cell>
          <table:table-cell office:value-type="string">
            <text:p>LA BIBLIA</text:p>
          </table:table-cell>
          <table:table-cell office:value-type="string">
            <text:p>El Quijote</text:p>
          </table:table-cell>
          <table:table-cell office:value-type="string">
            <text:p>Cien años de soleda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¿A QUÉ TUBÉRCULO SE LE SUELE DECIR EN ALGUNOS PAÍSES PATATA?</text:p>
          </table:table-cell>
          <table:table-cell office:value-type="string">
            <text:p>PAPA</text:p>
          </table:table-cell>
          <table:table-cell office:value-type="string">
            <text:p>Zanahoria</text:p>
          </table:table-cell>
          <table:table-cell office:value-type="string">
            <text:p>Calaba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¿A QUÉ LE TIENE RECHAZO UNA PERSONA XENÓFOBA?</text:p>
          </table:table-cell>
          <table:table-cell office:value-type="string">
            <text:p>A LOS EXTRANJEROS</text:p>
          </table:table-cell>
          <table:table-cell office:value-type="string">
            <text:p>A LOS NATIVOS</text:p>
          </table:table-cell>
          <table:table-cell office:value-type="string">
            <text:p>A LOS ANIMAL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EN LA COMPOSICIÓN DE UNA ORACIÓN, ¿QUÉ PUEDE ESTAR DE FORMA TÁCITA?</text:p>
          </table:table-cell>
          <table:table-cell office:value-type="string">
            <text:p>EL SUJETO</text:p>
          </table:table-cell>
          <table:table-cell office:value-type="string">
            <text:p>EL VERBO</text:p>
          </table:table-cell>
          <table:table-cell office:value-type="string">
            <text:p>EL OBJE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¿A QUIÉN PERTENECE EL "EAEAPEPE"?</text:p>
          </table:table-cell>
          <table:table-cell office:value-type="string">
            <text:p>CARLITOS BALÁ</text:p>
          </table:table-cell>
          <table:table-cell office:value-type="string">
            <text:p>TINELLI</text:p>
          </table:table-cell>
          <table:table-cell office:value-type="string">
            <text:p>SUSANA GIMÉN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¿A QUÉ DEPARTAMENTO NOS REFERIMOS AL HABLAR DEL "PENTHOUSE" DEL EDIFICIO?</text:p>
          </table:table-cell>
          <table:table-cell office:value-type="string">
            <text:p>AL MÁS ALTO</text:p>
          </table:table-cell>
          <table:table-cell office:value-type="string">
            <text:p>AL MÁS GRANDE</text:p>
          </table:table-cell>
          <table:table-cell office:value-type="string">
            <text:p>AL MÁS LUJOS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¿EN QUÉ PROVINCIA SE ENCUENTRA EL VALLE DE TRASLASIERRA?</text:p>
          </table:table-cell>
          <table:table-cell office:value-type="string">
            <text:p>CÓRDOBA</text:p>
          </table:table-cell>
          <table:table-cell office:value-type="string">
            <text:p>BUENOS AIRES</text:p>
          </table:table-cell>
          <table:table-cell office:value-type="string">
            <text:p>MENDOZ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¿CUÁNTOS METROS MIDE UNA PISTA DE ATLETISMO PROFESIONAL?</text:p>
          </table:table-cell>
          <table:table-cell office:value-type="string">
            <text:p>400 METROS</text:p>
          </table:table-cell>
          <table:table-cell office:value-type="string">
            <text:p>200 METROS</text:p>
          </table:table-cell>
          <table:table-cell office:value-type="string">
            <text:p>800 METR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¿A QUÉ PARTIDO BONAERENSE PERTENECE LA CIUDAD DE ADROGUÉ?</text:p>
          </table:table-cell>
          <table:table-cell office:value-type="string">
            <text:p>ALMIRANTE BROWN</text:p>
          </table:table-cell>
          <table:table-cell office:value-type="string">
            <text:p>LA PLATA</text:p>
          </table:table-cell>
          <table:table-cell office:value-type="string">
            <text:p>TAND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¿EN QUÉ CIUDAD RUSA SE ENCUENTRA LA FAMOSA PLAZA ROJA?</text:p>
          </table:table-cell>
          <table:table-cell office:value-type="string">
            <text:p>MOSCÚ</text:p>
          </table:table-cell>
          <table:table-cell office:value-type="string">
            <text:p>SAN PETERSBURGO</text:p>
          </table:table-cell>
          <table:table-cell office:value-type="string">
            <text:p>KIEV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¿A QUÉ FAMOSO BOXEADOR SE LO APODABA "MANO DE PIEDRA"?</text:p>
          </table:table-cell>
          <table:table-cell office:value-type="string">
            <text:p>ROBERTO DURAN</text:p>
          </table:table-cell>
          <table:table-cell office:value-type="string">
            <text:p>MUHAMMAD ALI</text:p>
          </table:table-cell>
          <table:table-cell office:value-type="string">
            <text:p>MIKE TYS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¿QUÉ ACTOR INTERPRETÓ A BATMAN EN LA PELÍCULA "BATMAN Y ROBIN"?</text:p>
          </table:table-cell>
          <table:table-cell office:value-type="string">
            <text:p>GEORGE CLOONEY</text:p>
          </table:table-cell>
          <table:table-cell office:value-type="string">
            <text:p>CHRISTIAN BALE</text:p>
          </table:table-cell>
          <table:table-cell office:value-type="string">
            <text:p>BEN AFFLECK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¿QUIÉN ERA EL PRESIDENTE ARGENTINO CUANDO SE IMPLEMENTÓ EL PLAN AUSTRAL?</text:p>
          </table:table-cell>
          <table:table-cell office:value-type="string">
            <text:p>RAÚL ALFONSÍN</text:p>
          </table:table-cell>
          <table:table-cell office:value-type="string">
            <text:p>CARLOS MENEM</text:p>
          </table:table-cell>
          <table:table-cell office:value-type="string">
            <text:p>FERNANDO DE LA RÚ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¿DE QUÉ PROVINCIA FUE GOBERNADOR HERMES BINNER?</text:p>
          </table:table-cell>
          <table:table-cell office:value-type="string">
            <text:p>SANTA FE</text:p>
          </table:table-cell>
          <table:table-cell office:value-type="string">
            <text:p>BUENOS AIRES</text:p>
          </table:table-cell>
          <table:table-cell office:value-type="string">
            <text:p>CÓRDOB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¿QUIÉN FUE VICEPRESIDENTE DE LA NACIÓN DURANTE EL PRIMER MANDATO DE CRISTINA FERNÁNDEZ?</text:p>
          </table:table-cell>
          <table:table-cell office:value-type="string">
            <text:p>JULIO COBOS</text:p>
          </table:table-cell>
          <table:table-cell office:value-type="string">
            <text:p>AMADO BOUDOU</text:p>
          </table:table-cell>
          <table:table-cell office:value-type="string">
            <text:p>DANIEL SCIOL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¿CUÁNTOS HIJOS TIENE EL PRESIDENTE DE LA NACIÓN MAURICIO MACRI?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¿QUÉ BANDA DE ROCK NACIONAL REALIZÓ UNA GIRA POR TODA AMÉRICA LLAMADA "ME VERÁS VOLVER"?</text:p>
          </table:table-cell>
          <table:table-cell office:value-type="string">
            <text:p>SODA STEREO</text:p>
          </table:table-cell>
          <table:table-cell office:value-type="string">
            <text:p>LOS REDONDOS</text:p>
          </table:table-cell>
          <table:table-cell office:value-type="string">
            <text:p>LOS FABULOSOS CADILLAC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¿QUÉ ACTOR PROTAGONIZÓ LA TELENOVELA "YAGO, PASIÓN MORENA"?</text:p>
          </table:table-cell>
          <table:table-cell office:value-type="string">
            <text:p>FACUNDO ARANA</text:p>
          </table:table-cell>
          <table:table-cell office:value-type="string">
            <text:p>SEBASTIÁN ESTEVEZ</text:p>
          </table:table-cell>
          <table:table-cell office:value-type="string">
            <text:p>GUSTAVO BERMUD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¿EN QUÉ AÑO SE APROBÓ LA LEY DE DIVORCIO VINCULAR?</text:p>
          </table:table-cell>
          <table:table-cell office:value-type="string">
            <text:p>1987</text:p>
          </table:table-cell>
          <table:table-cell office:value-type="string">
            <text:p>1978</text:p>
          </table:table-cell>
          <table:table-cell office:value-type="string">
            <text:p>199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¿CUÁNTOS SON LOS DIOSES DEL PANTEÓN ROMANO?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¿A QUÉ HACE REFERENCIA LA PALABRA "MENESTER"?</text:p>
          </table:table-cell>
          <table:table-cell office:value-type="string">
            <text:p>NECESIDAD</text:p>
          </table:table-cell>
          <table:table-cell office:value-type="string">
            <text:p>COMIDA</text:p>
          </table:table-cell>
          <table:table-cell office:value-type="string">
            <text:p>HABILIDA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¿CUÁNTOS JUGADORES TIENE EN CANCHA UN EQUIPO DE HANDBALL PROFESIONAL?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¿QUÉ EFECTO CAUSA UN ANTIHISTAMÍNICO?</text:p>
          </table:table-cell>
          <table:table-cell office:value-type="string">
            <text:p>ELIMINA LA ALERGIA</text:p>
          </table:table-cell>
          <table:table-cell office:value-type="string">
            <text:p>PRODUCE SOMNOLENCIA</text:p>
          </table:table-cell>
          <table:table-cell office:value-type="string">
            <text:p>AUMENTA LA ALERG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¿QUÉ MEDIDA CALCULA UN ODÓMETRO?</text:p>
          </table:table-cell>
          <table:table-cell office:value-type="string">
            <text:p>DISTANCIA</text:p>
          </table:table-cell>
          <table:table-cell office:value-type="string">
            <text:p>VELOCIDAD</text:p>
          </table:table-cell>
          <table:table-cell office:value-type="string">
            <text:p>ALTU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¿CUÁL DE ESTOS NOMBRES RECIBEN LAS HINCHADAS DE LOS EQUIPOS DE FÚTBOL BRASILEÑOS?</text:p>
          </table:table-cell>
          <table:table-cell office:value-type="string">
            <text:p>TORCIDA</text:p>
          </table:table-cell>
          <table:table-cell office:value-type="string">
            <text:p>BARRA BRAVA</text:p>
          </table:table-cell>
          <table:table-cell office:value-type="string">
            <text:p>AFICIONA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¿QUIÉN ES EL AUTOR DEL LIBRO "OPERACIÓN MASACRE"?</text:p>
          </table:table-cell>
          <table:table-cell office:value-type="string">
            <text:p>RODOLFO WALSH</text:p>
          </table:table-cell>
          <table:table-cell office:value-type="string">
            <text:p>JULIO CORTÁZAR</text:p>
          </table:table-cell>
          <table:table-cell office:value-type="string">
            <text:p>JORGE LUIS BORG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¿CUÁL ES EL PREFIJO TELEFÓNICO DE LA ARGENTINA?</text:p>
          </table:table-cell>
          <table:table-cell office:value-type="string">
            <text:p>54</text:p>
          </table:table-cell>
          <table:table-cell office:value-type="string">
            <text:p>58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¿EN QUÉ PROVINCIA ARGENTINA NACIÓ NICOLÁS AVELLANEDA?</text:p>
          </table:table-cell>
          <table:table-cell office:value-type="string">
            <text:p>TUCUMAN</text:p>
          </table:table-cell>
          <table:table-cell office:value-type="string">
            <text:p>BUENOS AIRES</text:p>
          </table:table-cell>
          <table:table-cell office:value-type="string">
            <text:p>SANTA F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¿QUÉ PAÍS SUDAMERICANO ES EL MAYOR PRODUCTOR DE ENERGÍA ELÉCTRICA?</text:p>
          </table:table-cell>
          <table:table-cell office:value-type="string">
            <text:p>BRASIL</text:p>
          </table:table-cell>
          <table:table-cell office:value-type="string">
            <text:p>ARGENTINA</text:p>
          </table:table-cell>
          <table:table-cell office:value-type="string">
            <text:p>COLOMB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¿CÓMO SE LLAMÓ EL PRIMER EMPERADOR MONGOL?</text:p>
          </table:table-cell>
          <table:table-cell office:value-type="string">
            <text:p>GENGHIS KHAN</text:p>
          </table:table-cell>
          <table:table-cell office:value-type="string">
            <text:p>KUBLAI KHAN</text:p>
          </table:table-cell>
          <table:table-cell office:value-type="string">
            <text:p>TAMBURLAI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¿A QUÉ HERMANO DE NAPOLEÓN LLAMABAN "PEPE BOTELLA"?</text:p>
          </table:table-cell>
          <table:table-cell office:value-type="string">
            <text:p>JOSÉ BONAPARTE</text:p>
          </table:table-cell>
          <table:table-cell office:value-type="string">
            <text:p>LUCIANO BONAPARTE</text:p>
          </table:table-cell>
          <table:table-cell office:value-type="string">
            <text:p>NAPOLEÓN II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¿CÓMO SE LLAMA AL EXCESO DE AZÚCAR EN SANGRE?</text:p>
          </table:table-cell>
          <table:table-cell office:value-type="string">
            <text:p>GLUCEMIA</text:p>
          </table:table-cell>
          <table:table-cell office:value-type="string">
            <text:p>HIPERGLUCEMIA</text:p>
          </table:table-cell>
          <table:table-cell office:value-type="string">
            <text:p>INSULINEM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¿QUÉ CIUDAD ES LA CAPITAL DE CUBA?</text:p>
          </table:table-cell>
          <table:table-cell office:value-type="string">
            <text:p>LA HABANA</text:p>
          </table:table-cell>
          <table:table-cell office:value-type="string">
            <text:p>SANTIAGO DE CUBA</text:p>
          </table:table-cell>
          <table:table-cell office:value-type="string">
            <text:p>VARADE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¿QUÉ PAÍS INVADIÓ PANAMÁ EN EL AÑO 1989?</text:p>
          </table:table-cell>
          <table:table-cell office:value-type="string">
            <text:p>ESTADOS UNIDOS</text:p>
          </table:table-cell>
          <table:table-cell office:value-type="string">
            <text:p>COLOMBIA</text:p>
          </table:table-cell>
          <table:table-cell office:value-type="string">
            <text:p>VENEZUEL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¿CUÁL ES LA CAPITAL DE REPÚBLICA DOMINICANA?</text:p>
          </table:table-cell>
          <table:table-cell office:value-type="string">
            <text:p>SANTO DOMINGO</text:p>
          </table:table-cell>
          <table:table-cell office:value-type="string">
            <text:p>SANTIAGO</text:p>
          </table:table-cell>
          <table:table-cell office:value-type="string">
            <text:p>PUNTA CA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¿CUÁNTAS COSTILLAS TIENE EL CUERPO HUMANO?</text:p>
          </table:table-cell>
          <table:table-cell office:value-type="string">
            <text:p>24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¿QUÉ ES LA ONICOFAGIA?</text:p>
          </table:table-cell>
          <table:table-cell office:value-type="string">
            <text:p>EL HÁBITO DE COMERSE LAS UÑAS</text:p>
          </table:table-cell>
          <table:table-cell office:value-type="string">
            <text:p>LA INGESTIÓN DE CABELLO</text:p>
          </table:table-cell>
          <table:table-cell office:value-type="string">
            <text:p>LA INGESTIÓN DE PIE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¿DE QUÉ PAÍS ES TRADICIONAL EL KIMONO?</text:p>
          </table:table-cell>
          <table:table-cell office:value-type="string">
            <text:p>JAPÓN</text:p>
          </table:table-cell>
          <table:table-cell office:value-type="string">
            <text:p>CHINA</text:p>
          </table:table-cell>
          <table:table-cell office:value-type="string">
            <text:p>COREA DEL S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¿QUÉ FESTEJAN EN ESTADOS UNIDOS CADA 4 DE JULIO?</text:p>
          </table:table-cell>
          <table:table-cell office:value-type="string">
            <text:p>EL DÍA DE LA INDEPENDENCIA</text:p>
          </table:table-cell>
          <table:table-cell office:value-type="string">
            <text:p>EL DÍA DE ACCIÓN DE GRACIAS</text:p>
          </table:table-cell>
          <table:table-cell office:value-type="string">
            <text:p>EL DÍA DE SAN VALENTÍ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¿QUÉ GRUPO DE CUMBIA DE LOS ´90 POPULARIZÓ LA CANCIÓN "ESA MALVADA"?</text:p>
          </table:table-cell>
          <table:table-cell office:value-type="string">
            <text:p>VOLCÁN</text:p>
          </table:table-cell>
          <table:table-cell office:value-type="string">
            <text:p>LOS PALMERAS</text:p>
          </table:table-cell>
          <table:table-cell office:value-type="string">
            <text:p>RÁF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¿EN LA FRONTERA DE QUÉ PAÍSES SE ENCUENTRA EL LAGO TITICACA?</text:p>
          </table:table-cell>
          <table:table-cell office:value-type="string">
            <text:p>BOLIVIA Y PERÚ</text:p>
          </table:table-cell>
          <table:table-cell office:value-type="string">
            <text:p>ARGENTINA Y CHILE</text:p>
          </table:table-cell>
          <table:table-cell office:value-type="string">
            <text:p>ECUADOR Y COLOMB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¿QUIÉN DIJO LA FRASE "VIVIMOS EN UN MUNDO DONDE NOS ESCONDEMOS PARA HACER EL AMOR, MIENTRAS LA VIOLENCIA SE PRACTICA A PLENA LUZ DEL DÍA"?</text:p>
          </table:table-cell>
          <table:table-cell office:value-type="string">
            <text:p>JOHN LENNON</text:p>
          </table:table-cell>
          <table:table-cell office:value-type="string">
            <text:p>BOB DYLAN</text:p>
          </table:table-cell>
          <table:table-cell office:value-type="string">
            <text:p>PAUL MCCARTNE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¿QUIÉN ESCRIBIÓ LA NOVELA "EL RETRATO DE DORIAN GRAY"?</text:p>
          </table:table-cell>
          <table:table-cell office:value-type="string">
            <text:p>OSCAR WILDE</text:p>
          </table:table-cell>
          <table:table-cell office:value-type="string">
            <text:p>ERNEST HEMINGWAY</text:p>
          </table:table-cell>
          <table:table-cell office:value-type="string">
            <text:p>FRANZ KAF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¿QUIÉN CONDUCÍA EL PROGRAMA DE TV "SORPRESA Y 1/2"?</text:p>
          </table:table-cell>
          <table:table-cell office:value-type="string">
            <text:p>JULIÁN WEICH</text:p>
          </table:table-cell>
          <table:table-cell office:value-type="string">
            <text:p>GUIDO KACZKA</text:p>
          </table:table-cell>
          <table:table-cell office:value-type="string">
            <text:p>MARCELO TINELL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¿QUÉ CIUDAD EUROPEA ES CONOCIDA COMO "LA CIUDAD ETERNA"?</text:p>
          </table:table-cell>
          <table:table-cell office:value-type="string">
            <text:p>ROMA</text:p>
          </table:table-cell>
          <table:table-cell office:value-type="string">
            <text:p>PARÍS</text:p>
          </table:table-cell>
          <table:table-cell office:value-type="string">
            <text:p>ATEN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¿CUÁNTAS VECES FUE ELEGIDO PRESIDENTE DE LA NACIÓN HIPÓLITO YRIGOYEN?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¿CON QUÉ PAÍS TUVO ARGENTINA EL CONFLICTO DEL CANAL DE BEAGLE?</text:p>
          </table:table-cell>
          <table:table-cell office:value-type="string">
            <text:p>CHILE</text:p>
          </table:table-cell>
          <table:table-cell office:value-type="string">
            <text:p>URUGUAY</text:p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¿CÓMO SE LLAMA EL TRASTORNO QUE PROVOCA QUE LA SANGRE NO COAGULE NORMALMENTE?</text:p>
          </table:table-cell>
          <table:table-cell office:value-type="string">
            <text:p>HEMOFILIA</text:p>
          </table:table-cell>
          <table:table-cell office:value-type="string">
            <text:p>LEUCEMIA</text:p>
          </table:table-cell>
          <table:table-cell office:value-type="string">
            <text:p>ANEM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¿QUIÉN COMPUSO LA CANCIÓN "SÓLO LE PIDO A DIOS"?</text:p>
          </table:table-cell>
          <table:table-cell office:value-type="string">
            <text:p>LEÓN GIECO</text:p>
          </table:table-cell>
          <table:table-cell office:value-type="string">
            <text:p>CHARLY GARCÍA</text:p>
          </table:table-cell>
          <table:table-cell office:value-type="string">
            <text:p>FITO PÁ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¿DE QUÉ PROVINCIA ES GOBERNADOR JUAN MANUEL URTUBEY?</text:p>
          </table:table-cell>
          <table:table-cell office:value-type="string">
            <text:p>SALTA</text:p>
          </table:table-cell>
          <table:table-cell office:value-type="string">
            <text:p>TUCUMÁN</text:p>
          </table:table-cell>
          <table:table-cell office:value-type="string">
            <text:p>JUJU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¿EN QUÉ CIUDAD DE LA PROVINCIA DE BUENOS AIRES NACIÓ EL BASQUETBOLISTA EMANUEL GINÓBILI?</text:p>
          </table:table-cell>
          <table:table-cell office:value-type="string">
            <text:p>BAHÍA BLANCA</text:p>
          </table:table-cell>
          <table:table-cell office:value-type="string">
            <text:p>MAR DEL PLATA</text:p>
          </table:table-cell>
          <table:table-cell office:value-type="string">
            <text:p>LA P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POPULARMENTE, ¿CUÁNTOS AÑOS DE MALA SUERTE TIENE UNA PERSONA SI ROMPE UN ESPEJO?</text:p>
          </table:table-cell>
          <table:table-cell office:value-type="string">
            <text:p>SIETE</text:p>
          </table:table-cell>
          <table:table-cell office:value-type="string">
            <text:p>CINCO</text:p>
          </table:table-cell>
          <table:table-cell office:value-type="string">
            <text:p>DIEZ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¿QUIÉN ERA EL PRESIDENTE DE FACTO DE LA ARGENTINA DURANTE "LA NOCHE DE LOS BASTONES LARGOS"?</text:p>
          </table:table-cell>
          <table:table-cell office:value-type="string">
            <text:p>JUAN CARLOS ONGANÍA</text:p>
          </table:table-cell>
          <table:table-cell office:value-type="string">
            <text:p>JORGE RAFAEL VIDELA</text:p>
          </table:table-cell>
          <table:table-cell office:value-type="string">
            <text:p>LEOPOLDO GALTIER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¿EN QUÉ CAPITAL EUROPEA SE ENCUENTRA EL MUSEO DEL PRADO?</text:p>
          </table:table-cell>
          <table:table-cell office:value-type="string">
            <text:p>MADRID</text:p>
          </table:table-cell>
          <table:table-cell office:value-type="string">
            <text:p>PARÍS</text:p>
          </table:table-cell>
          <table:table-cell office:value-type="string">
            <text:p>ROM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¿EN QUÉ FAMOSA SERIE DE TELEVISIÓN EL PERSONAJE USABA UN ZAPATO COMO TELÉFONO?</text:p>
          </table:table-cell>
          <table:table-cell office:value-type="string">
            <text:p>SUPERAGENTE 86</text:p>
          </table:table-cell>
          <table:table-cell office:value-type="string">
            <text:p>LOS SIMPSON</text:p>
          </table:table-cell>
          <table:table-cell office:value-type="string">
            <text:p>BREAKING BA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¿QUIÉN FUE EL CANTANTE DE LA BANDA ESTADOUNIDENSE "THEDOORS"?</text:p>
          </table:table-cell>
          <table:table-cell office:value-type="string">
            <text:p>JIM MORRISON</text:p>
          </table:table-cell>
          <table:table-cell office:value-type="string">
            <text:p>JOHN LENNON</text:p>
          </table:table-cell>
          <table:table-cell office:value-type="string">
            <text:p>FREDDIE MERCUR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¿CUÁL ES EL NOMBRE DE PILA DEL CONDUCTOR TELEVISIVO DE APELLIDO DOMAN?</text:p>
          </table:table-cell>
          <table:table-cell office:value-type="string">
            <text:p>FABIÁN</text:p>
          </table:table-cell>
          <table:table-cell office:value-type="string">
            <text:p>MARTÍN</text:p>
          </table:table-cell>
          <table:table-cell office:value-type="string">
            <text:p>JU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SEGÚN LAS INDICACIONES QUE FIGURAN EN LOS MATAFUEGOS, ¿A CUÁNTOS METROS HAY QUE UBICARSE DE LAS LLAMAS PARA USARLO CORRECTAMENTE?</text:p>
          </table:table-cell>
          <table:table-cell office:value-type="string">
            <text:p>3 METROS</text:p>
          </table:table-cell>
          <table:table-cell office:value-type="string">
            <text:p>1 METRO</text:p>
          </table:table-cell>
          <table:table-cell office:value-type="string">
            <text:p>5 METR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¿CUÁL ERA EL APODO DEL CANTANTE DE TANGO ROBERTO GOYENECHE?</text:p>
          </table:table-cell>
          <table:table-cell office:value-type="string">
            <text:p>EL POLACO</text:p>
          </table:table-cell>
          <table:table-cell office:value-type="string">
            <text:p>EL NEGRO</text:p>
          </table:table-cell>
          <table:table-cell office:value-type="string">
            <text:p>EL GALLEG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¿EN QUÉ PAÍS SE ENCUENTRA EL SALAR DE UYUNI?</text:p>
          </table:table-cell>
          <table:table-cell office:value-type="string">
            <text:p>BOLIVIA</text:p>
          </table:table-cell>
          <table:table-cell office:value-type="string">
            <text:p>ARGENTINA</text:p>
          </table:table-cell>
          <table:table-cell office:value-type="string">
            <text:p>PERÚ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¿QUIÉN FUE EL TÉCNICO DE LA SELECCIÓN ARGENTINA EN EL MUNDIAL DE FRANCIA 1998?</text:p>
          </table:table-cell>
          <table:table-cell office:value-type="string">
            <text:p>DANIEL PASSARELLA</text:p>
          </table:table-cell>
          <table:table-cell office:value-type="string">
            <text:p>CARLOS BILARDO</text:p>
          </table:table-cell>
          <table:table-cell office:value-type="string">
            <text:p>DIEGO MARADO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EN LA FAMOSA CANCIÓN "HOLA DON PEPITO, HOLA DON JOSÉ", ¿POR QUÉ FAMILIAR SE PREGUNTAN?</text:p>
          </table:table-cell>
          <table:table-cell office:value-type="string">
            <text:p>POR LA ABUELA</text:p>
          </table:table-cell>
          <table:table-cell office:value-type="string">
            <text:p>POR EL TÍO</text:p>
          </table:table-cell>
          <table:table-cell office:value-type="string">
            <text:p>POR EL PRIM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¿QUÉ ACTRIZ INTERPRETÓ A "LA MARY" EN LA RECORDADA PELÍCULA DIRIGIDA POR DANIEL TYNAYRE?</text:p>
          </table:table-cell>
          <table:table-cell office:value-type="string">
            <text:p>SUSANA GIMÉNEZ</text:p>
          </table:table-cell>
          <table:table-cell office:value-type="string">
            <text:p>MIRTHA LEGRAND</text:p>
          </table:table-cell>
          <table:table-cell office:value-type="string">
            <text:p>GRACIELA BORG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¿EN QUÉ PAÍS NACIÓ EL GÉNERO MUSICAL JAZZ?</text:p>
          </table:table-cell>
          <table:table-cell office:value-type="string">
            <text:p>ESTADOS UNIDOS</text:p>
          </table:table-cell>
          <table:table-cell office:value-type="string">
            <text:p>CUBA</text:p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¿DE QUÉ PAÍS SUDAMERICANO FUE DICTADOR ALFREDO STROESSNER?</text:p>
          </table:table-cell>
          <table:table-cell office:value-type="string">
            <text:p>PARAGUAY</text:p>
          </table:table-cell>
          <table:table-cell office:value-type="string">
            <text:p>ARGENTINA</text:p>
          </table:table-cell>
          <table:table-cell office:value-type="string">
            <text:p>CHIL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SEGÚN LA LETRA DE LA POPULAR CANCIÓN DE RODRIGO "SOY CORDOBÉS", ¿POR QUÉ "TOMA EL VINO SIN SODA"?</text:p>
          </table:table-cell>
          <table:table-cell office:value-type="string">
            <text:p>PORQUE ASÍ PEGA MÁS</text:p>
          </table:table-cell>
          <table:table-cell office:value-type="string">
            <text:p>PORQUE ES MÁS RICO</text:p>
          </table:table-cell>
          <table:table-cell office:value-type="string">
            <text:p>PORQUE ES TRADICI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¿EN QUÉ PAÍS MURIÓ JOSÉ DE SAN MARTÍN?</text:p>
          </table:table-cell>
          <table:table-cell office:value-type="string">
            <text:p>FRANCIA</text:p>
          </table:table-cell>
          <table:table-cell office:value-type="string">
            <text:p>ARGENTINA</text:p>
          </table:table-cell>
          <table:table-cell office:value-type="string">
            <text:p>CHIL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¿EN QUÉ PROVINCIA ARGENTINA QUEDA EL SALAR DEL HOMBRE MUERTO?</text:p>
          </table:table-cell>
          <table:table-cell office:value-type="string">
            <text:p>CATAMARCA</text:p>
          </table:table-cell>
          <table:table-cell office:value-type="string">
            <text:p>SALTA</text:p>
          </table:table-cell>
          <table:table-cell office:value-type="string">
            <text:p>JUJU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¿CON QUÉ ABREVIATURA SE CONOCE A LA COMISIÓN QUE CREÓ RAÚL ALFONSÍN PARA INVESTIGAR LAS VIOLACIONES A LOS DERECHOS HUMANOS DURANTE LA ÚLTIMA DICTADURA MILITAR?</text:p>
          </table:table-cell>
          <table:table-cell office:value-type="string">
            <text:p>CONADEP</text:p>
          </table:table-cell>
          <table:table-cell office:value-type="string">
            <text:p>CONADEL</text:p>
          </table:table-cell>
          <table:table-cell office:value-type="string">
            <text:p>CONAH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¿EN QUÉ AÑO JUAN PABLO II VISITÓ NUESTRO PAÍS POR PRIMERA VEZ?</text:p>
          </table:table-cell>
          <table:table-cell office:value-type="string">
            <text:p>1982</text:p>
          </table:table-cell>
          <table:table-cell office:value-type="string">
            <text:p>1990</text:p>
          </table:table-cell>
          <table:table-cell office:value-type="string">
            <text:p>197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¿EN QUÉ CIUDAD ITALIANA ESTÁ "LA FONTANA DI TREVI"?</text:p>
          </table:table-cell>
          <table:table-cell office:value-type="string">
            <text:p>ROMA</text:p>
          </table:table-cell>
          <table:table-cell office:value-type="string">
            <text:p>MILÁN</text:p>
          </table:table-cell>
          <table:table-cell office:value-type="string">
            <text:p>FLORENC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¿CUÁL FUE EL PAPA DE LA IGLESIA CATÓLICA QUE RENUNCIÓ A SU CARGO EN 2013 Y ASUMIÓ EL TÍTULO DE PAPA EMÉRITO?</text:p>
          </table:table-cell>
          <table:table-cell office:value-type="string">
            <text:p>BENEDICTO XVI</text:p>
          </table:table-cell>
          <table:table-cell office:value-type="string">
            <text:p>FRANCISCO</text:p>
          </table:table-cell>
          <table:table-cell office:value-type="string">
            <text:p>JUAN PABLO I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¿CUÁL DE LAS SIGUIENTES PLANTAS SE FROTA SOBRE LA PIEL Y TIENE UN EFECTO REFRESCANTE SI SUFRO QUEMADURAS POR EL SOL?</text:p>
          </table:table-cell>
          <table:table-cell office:value-type="string">
            <text:p>ALOE VERA</text:p>
          </table:table-cell>
          <table:table-cell office:value-type="string">
            <text:p>MENTA</text:p>
          </table:table-cell>
          <table:table-cell office:value-type="string">
            <text:p>ROME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¿A QUÉ HACE REFERENCIA LA EXPRESIÓN DEL LUNFARDO "HACERSE LA RABONA"?</text:p>
          </table:table-cell>
          <table:table-cell office:value-type="string">
            <text:p>FALTAR A CLASES SIN AVISAR EN LA CASA</text:p>
          </table:table-cell>
          <table:table-cell office:value-type="string">
            <text:p>JUGAR AL FÚTBOL CON UNA PIERNA</text:p>
          </table:table-cell>
          <table:table-cell office:value-type="string">
            <text:p>CORRER RÁPI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¿CON QUÉ CARTA DE LA BARAJA ESPAÑOLA SE COMPARA A UNA PERSONA PARA DECIRLE QUE NO TIENE IMPORTANCIA?</text:p>
          </table:table-cell>
          <table:table-cell office:value-type="string">
            <text:p>4 DE COPAS</text:p>
          </table:table-cell>
          <table:table-cell office:value-type="string">
            <text:p>7 DE ESPADAS</text:p>
          </table:table-cell>
          <table:table-cell office:value-type="string">
            <text:p>10 DE OR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¿QUÉ ES EL "PVC"?</text:p>
          </table:table-cell>
          <table:table-cell office:value-type="string">
            <text:p>UN TIPO DE PLÁSTICO</text:p>
          </table:table-cell>
          <table:table-cell office:value-type="string">
            <text:p>UNA ENFERMEDAD</text:p>
          </table:table-cell>
          <table:table-cell office:value-type="string">
            <text:p>UN PROCEDIMIENTO MÉDI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¿A QUÉ FAMOSA BANDA PERTENECE EL ÁLBUM "HELP"?</text:p>
          </table:table-cell>
          <table:table-cell office:value-type="string">
            <text:p>THE BEATLES</text:p>
          </table:table-cell>
          <table:table-cell office:value-type="string">
            <text:p>ROLLING STONES</text:p>
          </table:table-cell>
          <table:table-cell office:value-type="string">
            <text:p>QUEE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¿EN QUÉ PARTE DE ITALIA TIENE SU ORIGEN LA MAFIA CONOCIDA COMO "CAMORRA"?</text:p>
          </table:table-cell>
          <table:table-cell office:value-type="string">
            <text:p>SUR</text:p>
          </table:table-cell>
          <table:table-cell office:value-type="string">
            <text:p>NORTE</text:p>
          </table:table-cell>
          <table:table-cell office:value-type="string">
            <text:p>CENT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SEGÚN LA VERSIÓN MÁS FAMOSA, ¿QUÉ PERSONAJE DE LA MITOLOGÍA MURIÓ AHOGADO POR NO PODER DEJAR CONTEMPLAR SU BELLEZA EN EL REFLEJO DEL AGUA?</text:p>
          </table:table-cell>
          <table:table-cell office:value-type="string">
            <text:p>NARCISO</text:p>
          </table:table-cell>
          <table:table-cell office:value-type="string">
            <text:p>ORFEO</text:p>
          </table:table-cell>
          <table:table-cell office:value-type="string">
            <text:p>ICA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¿CÓMO SE LLAMABA LA PARÁLISIS MOMENTÁNEA QUE LE OCURRÍA AL CHAVO DEL 8 CUANDO SE ASUSTABA?</text:p>
          </table:table-cell>
          <table:table-cell office:value-type="string">
            <text:p>GARROTERA</text:p>
          </table:table-cell>
          <table:table-cell office:value-type="string">
            <text:p>TREPETERA</text:p>
          </table:table-cell>
          <table:table-cell office:value-type="string">
            <text:p>MARETE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¿CUÁL ES EL NOMBRE DEL INSTRUMENTO CONOCIDO COMO "DETECTOR DE MENTIRAS"?</text:p>
          </table:table-cell>
          <table:table-cell office:value-type="string">
            <text:p>POLÍGRAFO</text:p>
          </table:table-cell>
          <table:table-cell office:value-type="string">
            <text:p>SONÓMETRO</text:p>
          </table:table-cell>
          <table:table-cell office:value-type="string">
            <text:p>TERMÓMET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¿QUÉ MÚSICO ARGENTINO INTEGRÓ EL GRUPO SERÚGIRÁN JUNTO A CHARLY GARCÍA Y DAVID LEBON?</text:p>
          </table:table-cell>
          <table:table-cell office:value-type="string">
            <text:p>PEDRO AZNAR</text:p>
          </table:table-cell>
          <table:table-cell office:value-type="string">
            <text:p>LUIS ALBERTO SPINETTA</text:p>
          </table:table-cell>
          <table:table-cell office:value-type="string">
            <text:p>GUSTAVO CERAT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¿A QUIEN DERROTÓ ALFONSÍN EN LAS ELECCIONES PRESIDENCIALES REALIZADAS EN 1983?</text:p>
          </table:table-cell>
          <table:table-cell office:value-type="string">
            <text:p>ÍTALO LUDER</text:p>
          </table:table-cell>
          <table:table-cell office:value-type="string">
            <text:p>CARLOS MENEM</text:p>
          </table:table-cell>
          <table:table-cell office:value-type="string">
            <text:p>ADOLFO RODRÍGUEZ SA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¿A QUÉ PARTIDO BONAERENSE PERTENECE LA CIUDAD DE MAR DEL PLATA?</text:p>
          </table:table-cell>
          <table:table-cell office:value-type="string">
            <text:p>GENERAL PUEYRREDON</text:p>
          </table:table-cell>
          <table:table-cell office:value-type="string">
            <text:p>LA PLATA</text:p>
          </table:table-cell>
          <table:table-cell office:value-type="string">
            <text:p>QUILM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¿QUÉ ARTISTA INTERNACIONAL PROTAGONIZÓ JUNTO A ELENA ROGER EL MUSICAL "EVITA" EN BROADWAY?</text:p>
          </table:table-cell>
          <table:table-cell office:value-type="string">
            <text:p>RICKY MARTIN</text:p>
          </table:table-cell>
          <table:table-cell office:value-type="string">
            <text:p>BRAD PITT</text:p>
          </table:table-cell>
          <table:table-cell office:value-type="string">
            <text:p>HUGH JACKMA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¿CUÁL ERA EL APELLIDO DE SOLTERA DE EVITA?</text:p>
          </table:table-cell>
          <table:table-cell office:value-type="string">
            <text:p>DUARTE</text:p>
          </table:table-cell>
          <table:table-cell office:value-type="string">
            <text:p>IBARGUREN</text:p>
          </table:table-cell>
          <table:table-cell office:value-type="string">
            <text:p>PER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¿EN QUÉ AÑO SUCEDIÓ EN NUESTRO PAÍS LA LLAMADA "ASAMBLEA DEL AÑO XIII" QUE, ENTRE OTRAS COSAS, SUPRIMIÓ LOS TÍTULOS DE NOBLEZA Y PUSO FIN AL TRÁFICO DE ESCLAVOS?</text:p>
          </table:table-cell>
          <table:table-cell office:value-type="string">
            <text:p>1813</text:p>
          </table:table-cell>
          <table:table-cell office:value-type="string">
            <text:p>1910</text:p>
          </table:table-cell>
          <table:table-cell office:value-type="string">
            <text:p>197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¿A QUIÉN PERTENECE LA CANCIÓN PATRIÓTICA "DIOS SALVE A LA REINA"?</text:p>
          </table:table-cell>
          <table:table-cell office:value-type="string">
            <text:p>REINO UNIDO</text:p>
          </table:table-cell>
          <table:table-cell office:value-type="string">
            <text:p>FRANCIA</text:p>
          </table:table-cell>
          <table:table-cell office:value-type="string">
            <text:p>ESTADOS UNI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¿EN QUÉ FAMOSO LIBRO INFANTIL SE ENCUENTRA LA CONSIGNA "LO ESENCIAL ES INVISIBLE A LOS OJOS"?</text:p>
          </table:table-cell>
          <table:table-cell office:value-type="string">
            <text:p>EL PRINCIPITO</text:p>
          </table:table-cell>
          <table:table-cell office:value-type="string">
            <text:p>ALICIA EN EL PAÍS DE LAS MARAVILLAS</text:p>
          </table:table-cell>
          <table:table-cell office:value-type="string">
            <text:p>CHARLIE Y LA FÁBRICA DE CHOCOLA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¿CÓMO SE LLAMA EL LÍQUIDO PRODUCIDO POR LAS MADRES PREVIO A GENERAR LA LECHE MATERNA?</text:p>
          </table:table-cell>
          <table:table-cell office:value-type="string">
            <text:p>CALOSTRO</text:p>
          </table:table-cell>
          <table:table-cell office:value-type="string">
            <text:p>COLESTEROL</text:p>
          </table:table-cell>
          <table:table-cell office:value-type="string">
            <text:p>CAL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¿CÓMO SE LLAMA AL ACTO DE ORGANISMOS DE ESPECIES DIFERENTES PARA BENEFICIARSE MUTUAMENTE?</text:p>
          </table:table-cell>
          <table:table-cell office:value-type="string">
            <text:p>SIMBIOSIS</text:p>
          </table:table-cell>
          <table:table-cell office:value-type="string">
            <text:p>SINERGIA</text:p>
          </table:table-cell>
          <table:table-cell office:value-type="string">
            <text:p>SUSTITUCIÓ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EN LA MITOLOGÍA GRIEGA, ¿QUÉ PARTICULARIDAD TIENE EL CABALLO LLAMADO PEGASO?</text:p>
          </table:table-cell>
          <table:table-cell office:value-type="string">
            <text:p>TIENE ALAS</text:p>
          </table:table-cell>
          <table:table-cell office:value-type="string">
            <text:p>HABLA</text:p>
          </table:table-cell>
          <table:table-cell office:value-type="string">
            <text:p>CAMINA HACIA ATRÁ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¿QUÉ ES EL ÉBOLA?</text:p>
          </table:table-cell>
          <table:table-cell office:value-type="string">
            <text:p>UN VIRUS</text:p>
          </table:table-cell>
          <table:table-cell office:value-type="string">
            <text:p>UNA BACTERIA</text:p>
          </table:table-cell>
          <table:table-cell office:value-type="string">
            <text:p>UN PARÁSIT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¿CÓMO SE LLAMA AL ÁNGULO QUE ES MAYOR A 90 GRADOS Y MENOR A 180 GRADOS?</text:p>
          </table:table-cell>
          <table:table-cell office:value-type="string">
            <text:p>OBTUSO</text:p>
          </table:table-cell>
          <table:table-cell office:value-type="string">
            <text:p>RECTO</text:p>
          </table:table-cell>
          <table:table-cell office:value-type="string">
            <text:p>AGU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¿EN EL TERRITORIO DE QUÉ ACTUAL PAÍS NACIÓ ALBERT EINSTEIN?</text:p>
          </table:table-cell>
          <table:table-cell office:value-type="string">
            <text:p>ALEMANIA</text:p>
          </table:table-cell>
          <table:table-cell office:value-type="string">
            <text:p>SUIZA</text:p>
          </table:table-cell>
          <table:table-cell office:value-type="string">
            <text:p>AUSTR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¿DE QUÉ LOCALIDAD SANTAFESINA ES ORIUNDA LA CANTANTE SOLEDAD PASTORUTTI?</text:p>
          </table:table-cell>
          <table:table-cell office:value-type="string">
            <text:p>AREQUITO</text:p>
          </table:table-cell>
          <table:table-cell office:value-type="string">
            <text:p>RAFAELA</text:p>
          </table:table-cell>
          <table:table-cell office:value-type="string">
            <text:p>ROSARI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¿CUÁNTOS ERAN LOS MINEROS CHILENOS QUE QUEDARON ATRAPADOS A MÁS DE 700 METROS BAJO LA TIERRA EN 2010?</text:p>
          </table:table-cell>
          <table:table-cell office:value-type="string">
            <text:p>33</text:p>
          </table:table-cell>
          <table:table-cell office:value-type="string">
            <text:p>27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¿QUÉ CANTANTE DE LA MOVIDA TROPICAL POPULARIZÓ LA CANCIÓN "EL HIJO DE CUCA"?</text:p>
          </table:table-cell>
          <table:table-cell office:value-type="string">
            <text:p>POCHO LA PANTERA</text:p>
          </table:table-cell>
          <table:table-cell office:value-type="string">
            <text:p>PABLO LESCANO</text:p>
          </table:table-cell>
          <table:table-cell office:value-type="string">
            <text:p>LEO MATTIOL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¿A CUÁL DE LOS EQUIPOS DE AVELLANEDA PERTENECE EL ESTADIO LLAMADO PRESIDENTE PERÓN?</text:p>
          </table:table-cell>
          <table:table-cell office:value-type="string">
            <text:p>RACING CLUB</text:p>
          </table:table-cell>
          <table:table-cell office:value-type="string">
            <text:p>INDEPENDIENTE</text:p>
          </table:table-cell>
          <table:table-cell office:value-type="string">
            <text:p>ARGENTINOS JUNIOR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¿EN QUÉ LOCALIDAD DEL CONURBANO BONAERENSE ESTÁ LA CASA DONDE SANDRO VIVIÓ DURANTE MUCHOS AÑOS DE SU VIDA?</text:p>
          </table:table-cell>
          <table:table-cell office:value-type="string">
            <text:p>BANFIELD</text:p>
          </table:table-cell>
          <table:table-cell office:value-type="string">
            <text:p>AVELLANEDA</text:p>
          </table:table-cell>
          <table:table-cell office:value-type="string">
            <text:p>QUILM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¿CÓMO SE LLAMA LA HIJA MÁS CHICA DEL PRESIDENTE MAURICIO MACRI?</text:p>
          </table:table-cell>
          <table:table-cell office:value-type="string">
            <text:p>ANTONIA</text:p>
          </table:table-cell>
          <table:table-cell office:value-type="string">
            <text:p>MICAELA</text:p>
          </table:table-cell>
          <table:table-cell office:value-type="string">
            <text:p>SOFÍ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¿A QUÉ ÓRGANO AFECTAN LOS CÁLCULOS RENALES?</text:p>
          </table:table-cell>
          <table:table-cell office:value-type="string">
            <text:p>RIÑONES</text:p>
          </table:table-cell>
          <table:table-cell office:value-type="string">
            <text:p>HÍGADO</text:p>
          </table:table-cell>
          <table:table-cell office:value-type="string">
            <text:p>PÁNCRE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SEGÚN LA TABLA PERIÓDICA, ¿CUÁL ES EL SÍMBOLO QUÍMICO DEL SODIO, PRINCIPAL COMPONENTE DE LA SAL DE MESA?</text:p>
          </table:table-cell>
          <table:table-cell office:value-type="string">
            <text:p>NA</text:p>
          </table:table-cell>
          <table:table-cell office:value-type="string">
            <text:p>SO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¿CUÁL ES EL NOMBRE DE PILA DE LA HIJA DE SUSANA GIMÉNEZ?</text:p>
          </table:table-cell>
          <table:table-cell office:value-type="string">
            <text:p>MARÍA MERCEDES</text:p>
          </table:table-cell>
          <table:table-cell office:value-type="string">
            <text:p>LUCÍA</text:p>
          </table:table-cell>
          <table:table-cell office:value-type="string">
            <text:p>VALERI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¿EL NACIMIENTO DE UN LIGRE ES PRODUCTO DE LA CRUZA DE QUÉ DOS ANIMALES?</text:p>
          </table:table-cell>
          <table:table-cell office:value-type="string">
            <text:p>UN LEÓN Y UN TIGRE</text:p>
          </table:table-cell>
          <table:table-cell office:value-type="string">
            <text:p>UN LEÓN Y UN LEOPARDO</text:p>
          </table:table-cell>
          <table:table-cell office:value-type="string">
            <text:p>UN TIGRE Y UN JAGU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EN GEOMETRÍA, ¿CUÁL ES LA FÓRMULA PARA CALCULAR LA SUPERFICIE DE UN RECTÁNGULO?</text:p>
          </table:table-cell>
          <table:table-cell office:value-type="string">
            <text:p>BASE POR ALTURA</text:p>
          </table:table-cell>
          <table:table-cell office:value-type="string">
            <text:p>LADO POR LADO</text:p>
          </table:table-cell>
          <table:table-cell office:value-type="string">
            <text:p>BASE POR PERÍMET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¿QUÉ SIGNIFICA LA PALABRA "AMÉN", UTILIZADA FRECUENTEMENTE EN LAS ORACIONES CRISTIANAS?</text:p>
          </table:table-cell>
          <table:table-cell office:value-type="string">
            <text:p>ASÍ SEA</text:p>
          </table:table-cell>
          <table:table-cell office:value-type="string">
            <text:p>AMOR</text:p>
          </table:table-cell>
          <table:table-cell office:value-type="string">
            <text:p>ALELUY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¿HACIA QUÉ LUGAR SE DIRIGÍA EL AVIÓN DE LAPA QUE SE ESTRELLÓ EN 1999 CUANDO INTENTABA DESPEGAR DESDE BUENOS AIRES?</text:p>
          </table:table-cell>
          <table:table-cell office:value-type="string">
            <text:p>CÓRDOBA</text:p>
          </table:table-cell>
          <table:table-cell office:value-type="string">
            <text:p>ROSARIO</text:p>
          </table:table-cell>
          <table:table-cell office:value-type="string">
            <text:p>MENDOZ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¿EN QUÉ PAÍS SE ENCUENTRA LA SEDE CENTRAL DEL FONDO MONETARIO INTERNACIONAL?</text:p>
          </table:table-cell>
          <table:table-cell office:value-type="string">
            <text:p>ESTADOS UNIDOS</text:p>
          </table:table-cell>
          <table:table-cell office:value-type="string">
            <text:p>FRANCIA</text:p>
          </table:table-cell>
          <table:table-cell office:value-type="string">
            <text:p>REINO UNI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ADEMÁS DE DIMINUTIVOS DE ANIMALES, ¿QUÉ SON LA ARAÑITA Y LA TORTUGUITA?</text:p>
          </table:table-cell>
          <table:table-cell office:value-type="string">
            <text:p>CORTES DE CARNE</text:p>
          </table:table-cell>
          <table:table-cell office:value-type="string">
            <text:p>CERVEZAS</text:p>
          </table:table-cell>
          <table:table-cell office:value-type="string">
            <text:p>JUEGOS DE MES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¿CUÁL ES EL CONTINENTE CON MAYOR SUPERFICIE?</text:p>
          </table:table-cell>
          <table:table-cell office:value-type="string">
            <text:p>ASIA</text:p>
          </table:table-cell>
          <table:table-cell office:value-type="string">
            <text:p>ÁFRICA</text:p>
          </table:table-cell>
          <table:table-cell office:value-type="string">
            <text:p>AMÉR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¿EN QUÉ PROVINCIA SE ENCUENTRA EL SANTUARIO DE GILDA?</text:p>
          </table:table-cell>
          <table:table-cell office:value-type="string">
            <text:p>ENTRE RÍOS</text:p>
          </table:table-cell>
          <table:table-cell office:value-type="string">
            <text:p>BUENOS AIRES</text:p>
          </table:table-cell>
          <table:table-cell office:value-type="string">
            <text:p>SANTA F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¿QUIÉN ERA EL PRESIDENTE ARGENTINO CUANDO SE CAMBIÓ LA MONEDA "AUSTRAL" POR EL "PESO CONVERTIBLE", LO QUE SIGNIFICÓ QUE UN PESO VALÍA UN DÓLAR?</text:p>
          </table:table-cell>
          <table:table-cell office:value-type="string">
            <text:p>CARLOS MENEM</text:p>
          </table:table-cell>
          <table:table-cell office:value-type="string">
            <text:p>RAÚL ALFONSÍN</text:p>
          </table:table-cell>
          <table:table-cell office:value-type="string">
            <text:p>FERNANDO DE LA RÚ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¿EN QUÉ PAÍS NACIÓ EL FAMOSO CANTANTE LUIS MIGUEL?</text:p>
          </table:table-cell>
          <table:table-cell office:value-type="string">
            <text:p>PUERTO RICO</text:p>
          </table:table-cell>
          <table:table-cell office:value-type="string">
            <text:p>MÉXICO</text:p>
          </table:table-cell>
          <table:table-cell office:value-type="string">
            <text:p>ESPAÑ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EN LA FAMOSA SERIE, ¿CUÁNTOS ERAN LOS INTEGRANTES DEL GRUPO ORIGINAL DE "LOS SIMULADORES"?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¿EN QUÉ APARATO SE SUELE REALIZAR EL EJERCICIO AERÓBICO LLAMADO "SPINNING"?</text:p>
          </table:table-cell>
          <table:table-cell office:value-type="string">
            <text:p>BICICLETA FIJA</text:p>
          </table:table-cell>
          <table:table-cell office:value-type="string">
            <text:p>CAMINADORA</text:p>
          </table:table-cell>
          <table:table-cell office:value-type="string">
            <text:p>MÁQUINA DE REM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¿CUÁL FUE EL ÚLTIMO MUNDIAL COMO JUGADOR DE DIEGO ARMANDO MARADONA?</text:p>
          </table:table-cell>
          <table:table-cell office:value-type="string">
            <text:p>ESTADOS UNIDOS 1994</text:p>
          </table:table-cell>
          <table:table-cell office:value-type="string">
            <text:p>ITALIA 1990</text:p>
          </table:table-cell>
          <table:table-cell office:value-type="string">
            <text:p>MÉXICO 198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¿EN QUÉ PROVINCIA SE ENCUENTRA LA CIUDAD DE SAN MARTÍN DE LOS ANDES?</text:p>
          </table:table-cell>
          <table:table-cell office:value-type="string">
            <text:p>NEUQUÉN</text:p>
          </table:table-cell>
          <table:table-cell office:value-type="string">
            <text:p>RÍO NEGRO</text:p>
          </table:table-cell>
          <table:table-cell office:value-type="string">
            <text:p>CHUBU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¿EN QUÉ PROVINCIA ARGENTINA SE ENCUENTRA EL PASO FRONTERIZO CONOCIDO COMO "CRISTO REDENTOR"?</text:p>
          </table:table-cell>
          <table:table-cell office:value-type="string">
            <text:p>MENDOZA</text:p>
          </table:table-cell>
          <table:table-cell office:value-type="string">
            <text:p>SALTA</text:p>
          </table:table-cell>
          <table:table-cell office:value-type="string">
            <text:p>JUJU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¿EN QUÉ AÑO FUE ELEGIDO PRESIDENTE NÉSTOR KIRCHNER?</text:p>
          </table:table-cell>
          <table:table-cell office:value-type="string">
            <text:p>2003</text:p>
          </table:table-cell>
          <table:table-cell office:value-type="string">
            <text:p>1999</text:p>
          </table:table-cell>
          <table:table-cell office:value-type="string">
            <text:p>200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¿CUÁL ES EL NOMBRE DEL ACTOR QUE ENCARNÓ AL "CHAVO DEL 8"?</text:p>
          </table:table-cell>
          <table:table-cell office:value-type="string">
            <text:p>ROBERTO GÓMEZ BOLAÑOS</text:p>
          </table:table-cell>
          <table:table-cell office:value-type="string">
            <text:p>CARLOS VILLAGRÁN</text:p>
          </table:table-cell>
          <table:table-cell office:value-type="string">
            <text:p>EDGAR VIV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¿DE QUÉ ANIMAL SON LAS RAZAS HOLSTEIN, HEREFORD Y ABERDEEN ANGUS?</text:p>
          </table:table-cell>
          <table:table-cell office:value-type="string">
            <text:p>VACAS</text:p>
          </table:table-cell>
          <table:table-cell office:value-type="string">
            <text:p>CABALLOS</text:p>
          </table:table-cell>
          <table:table-cell office:value-type="string">
            <text:p>CERD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3-05-30T04:10:03</meta:creation-date>
  </office:meta>
</office:document-meta>
</file>